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7.6772in" svg:y="1.678in">
            <draw:object draw:notify-on-update-of-ranges="Sheet2.K2:Sheet2.K9 Sheet2.K1:Sheet2.K1 Sheet2.L2:Sheet2.L8 Sheet2.K75:Sheet2.K75 Sheet2.L76:Sheet2.L82 Sheet2.K150:Sheet2.K150 Sheet2.L151:Sheet2.L157 Sheet2.K225:Sheet2.K225 Sheet2.L226:Sheet2.L2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6339in" svg:y="5.5886in">
            <draw:object draw:notify-on-update-of-ranges="Sheet2.K2:Sheet2.K8 Sheet2.K1:Sheet2.K1 Sheet2.M2:Sheet2.M8 Sheet2.K75:Sheet2.K75 Sheet2.M76:Sheet2.M82 Sheet2.K150:Sheet2.K150 Sheet2.M151:Sheet2.M157 Sheet2.K225:Sheet2.K225 Sheet2.M226:Sheet2.M2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248in" svg:y="28.1665in">
            <draw:object draw:notify-on-update-of-ranges="Sheet2.K2:Sheet2.K8 Sheet2.K1:Sheet2.K1 Sheet2.N2:Sheet2.N8 Sheet2.K75:Sheet2.K75 Sheet2.N76:Sheet2.N82 Sheet2.K150:Sheet2.K150 Sheet2.N151:Sheet2.N157 Sheet2.K225:Sheet2.K225 Sheet2.N226:Sheet2.N2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6886in" svg:y="15.4504in">
            <draw:object draw:notify-on-update-of-ranges="Sheet2.K2:Sheet2.K8 Sheet2.K1:Sheet2.K1 Sheet2.O2:Sheet2.O8 Sheet2.K75:Sheet2.K75 Sheet2.O76:Sheet2.O82 Sheet2.K150:Sheet2.K150 Sheet2.O151:Sheet2.O157 Sheet2.K225:Sheet2.K225 Sheet2.O226:Sheet2.O2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2488in" svg:y="31.6843in">
            <draw:object draw:notify-on-update-of-ranges="Sheet2.S219:Sheet2.S219 Sheet2.K2:Sheet2.K8 Sheet2.K1:Sheet2.K1 Sheet2.S2:Sheet2.S8 Sheet2.K75:Sheet2.K75 Sheet2.S76:Sheet2.S82 Sheet2.K150:Sheet2.K150 Sheet2.S151:Sheet2.S157 Sheet2.K225:Sheet2.K225 Sheet2.S226:Sheet2.S2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number-columns-repeated="1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2:.B11])/10)" office:value-type="float" office:value="0.07562916" calcext:value-type="float">
            <text:p>0.07562916</text:p>
          </table:table-cell>
          <table:table-cell table:formula="of:=(SUM([.D2:.D11])/10)" office:value-type="float" office:value="0.01439807" calcext:value-type="float">
            <text:p>0.01439807</text:p>
          </table:table-cell>
          <table:table-cell table:formula="of:=(SUM([.C2:.C11])/10)" office:value-type="float" office:value="1431.887" calcext:value-type="float">
            <text:p>1431.887</text:p>
          </table:table-cell>
          <table:table-cell table:formula="of:=(SUM([.F2:.F11])/10)" office:value-type="float" office:value="1431.887" calcext:value-type="float">
            <text:p>1431.887</text:p>
          </table:table-cell>
          <table:table-cell/>
          <table:table-cell table:formula="of:=POWER([.D2]-[.M2];2)" office:value-type="float" office:value="0.0000002520742849" calcext:value-type="float">
            <text:p>2.520742849E-007</text:p>
          </table:table-cell>
          <table:table-cell/>
          <table:table-cell table:formula="of:=SQRT((SUM([.Q2:.Q11]))/10)" office:value-type="float" office:value="0.00300317596622309" calcext:value-type="float">
            <text:p>0.0030031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12:.B21])/10)" office:value-type="float" office:value="0.5116964" calcext:value-type="float">
            <text:p>0.5116964</text:p>
          </table:table-cell>
          <table:table-cell table:formula="of:=(SUM([.D12:.D21])/10)" office:value-type="float" office:value="0.11662541" calcext:value-type="float">
            <text:p>0.11662541</text:p>
          </table:table-cell>
          <table:table-cell table:formula="of:=(SUM([.C12:.C21])/10)" office:value-type="float" office:value="1893.184" calcext:value-type="float">
            <text:p>1893.184</text:p>
          </table:table-cell>
          <table:table-cell table:formula="of:=(SUM([.F12:.F21])/10)" office:value-type="float" office:value="1904.03" calcext:value-type="float">
            <text:p>1904.03</text:p>
          </table:table-cell>
          <table:table-cell/>
          <table:table-cell table:formula="of:=POWER([.D3]-[.M2];2)" office:value-type="float" office:value="0.000000211535604900001" calcext:value-type="float">
            <text:p>2.11535604900001E-007</text:p>
          </table:table-cell>
          <table:table-cell/>
          <table:table-cell table:formula="of:=SQRT((SUM([.Q16:.Q25]))/10)" office:value-type="float" office:value="0.045179370921239" calcext:value-type="float">
            <text:p>0.04517937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22:.B31])/10)" office:value-type="float" office:value="3.984178" calcext:value-type="float">
            <text:p>3.984178</text:p>
          </table:table-cell>
          <table:table-cell table:formula="of:=(SUM([.D22:.D31])/10)" office:value-type="float" office:value="0.5375944" calcext:value-type="float">
            <text:p>0.5375944</text:p>
          </table:table-cell>
          <table:table-cell table:formula="of:=(SUM([.C22:.C31])/10)" office:value-type="float" office:value="2190.411" calcext:value-type="float">
            <text:p>2190.411</text:p>
          </table:table-cell>
          <table:table-cell table:formula="of:=(SUM([.F22:.F31])/10)" office:value-type="float" office:value="2298.476" calcext:value-type="float">
            <text:p>2298.476</text:p>
          </table:table-cell>
          <table:table-cell/>
          <table:table-cell table:formula="of:=POWER([.D4]-[.M2];2)" office:value-type="float" office:value="0.0000103443927129" calcext:value-type="float">
            <text:p>1.03443927129E-005</text:p>
          </table:table-cell>
          <table:table-cell/>
          <table:table-cell table:formula="of:=SQRT((SUM([.S16:.S25]))/10)" office:value-type="float" office:value="0.11073080561542" calcext:value-type="float">
            <text:p>0.11073080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32:.B41])/10)" office:value-type="float" office:value="11.709709" calcext:value-type="float">
            <text:p>11.709709</text:p>
          </table:table-cell>
          <table:table-cell table:formula="of:=(SUM([.D32:.D41])/10)" office:value-type="float" office:value="1.4167409" calcext:value-type="float">
            <text:p>1.4167409</text:p>
          </table:table-cell>
          <table:table-cell table:formula="of:=(SUM([.C32:.C41])/10)" office:value-type="float" office:value="2552.57" calcext:value-type="float">
            <text:p>2552.57</text:p>
          </table:table-cell>
          <table:table-cell table:formula="of:=(SUM([.F32:.F41])/10)" office:value-type="float" office:value="2812.109" calcext:value-type="float">
            <text:p>2812.109</text:p>
          </table:table-cell>
          <table:table-cell/>
          <table:table-cell table:formula="of:=POWER([.D5]-[.M2];2)" office:value-type="float" office:value="0.0000011663352009" calcext:value-type="float">
            <text:p>1.1663352009E-006</text:p>
          </table:table-cell>
          <table:table-cell/>
          <table:table-cell table:formula="of:=SQRT((SUM([.U16:.U25]))/10)" office:value-type="float" office:value="0.25050764247282" calcext:value-type="float">
            <text:p>0.25050764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42:.B51])/10)" office:value-type="float" office:value="22.36351" calcext:value-type="float">
            <text:p>22.36351</text:p>
          </table:table-cell>
          <table:table-cell table:formula="of:=(SUM([.D42:.D51])/10)" office:value-type="float" office:value="2.20777" calcext:value-type="float">
            <text:p>2.20777</text:p>
          </table:table-cell>
          <table:table-cell table:formula="of:=(SUM([.C42:.C51])/10)" office:value-type="float" office:value="2853.154" calcext:value-type="float">
            <text:p>2853.154</text:p>
          </table:table-cell>
          <table:table-cell table:formula="of:=(SUM([.F42:.F51])/10)" office:value-type="float" office:value="3294.01" calcext:value-type="float">
            <text:p>3294.01</text:p>
          </table:table-cell>
          <table:table-cell/>
          <table:table-cell table:formula="of:=POWER([.D6]-[.M2];2)" office:value-type="float" office:value="0.00000397575684490001" calcext:value-type="float">
            <text:p>3.97575684490001E-006</text:p>
          </table:table-cell>
          <table:table-cell/>
          <table:table-cell table:formula="of:=SQRT((SUM([.W16:.W25]))/10)" office:value-type="float" office:value="0.524700865293741" calcext:value-type="float">
            <text:p>0.524700865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52:.B61])/10)" office:value-type="float" office:value="53.75056" calcext:value-type="float">
            <text:p>53.75056</text:p>
          </table:table-cell>
          <table:table-cell table:formula="of:=(SUM([.D52:.D61])/10)" office:value-type="float" office:value="3.467351" calcext:value-type="float">
            <text:p>3.467351</text:p>
          </table:table-cell>
          <table:table-cell table:formula="of:=(SUM([.C52:.C61])/10)" office:value-type="float" office:value="3113.315" calcext:value-type="float">
            <text:p>3113.315</text:p>
          </table:table-cell>
          <table:table-cell table:formula="of:=(SUM([.F52:.F61])/10)" office:value-type="float" office:value="3828.101" calcext:value-type="float">
            <text:p>3828.101</text:p>
          </table:table-cell>
          <table:table-cell/>
          <table:table-cell table:formula="of:=POWER([.D7]-[.M2];2)" office:value-type="float" office:value="0.0000031228898089" calcext:value-type="float">
            <text:p>3.1228898089E-006</text:p>
          </table:table-cell>
          <table:table-cell/>
          <table:table-cell table:formula="of:=SQRT((SUM([.Y16:.Y25]))/10)" office:value-type="float" office:value="0.648427302516635" calcext:value-type="float">
            <text:p>0.64842730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62:.B71])/10)" office:value-type="float" office:value="105.74852" calcext:value-type="float">
            <text:p>105.74852</text:p>
          </table:table-cell>
          <table:table-cell table:formula="of:=(SUM([.D62:.D71])/10)" office:value-type="float" office:value="5.399347" calcext:value-type="float">
            <text:p>5.399347</text:p>
          </table:table-cell>
          <table:table-cell table:formula="of:=(SUM([.C62:.C71])/10)" office:value-type="float" office:value="3310.896" calcext:value-type="float">
            <text:p>3310.896</text:p>
          </table:table-cell>
          <table:table-cell table:formula="of:=(SUM([.F62:.F71])/10)" office:value-type="float" office:value="4165.387" calcext:value-type="float">
            <text:p>4165.387</text:p>
          </table:table-cell>
          <table:table-cell/>
          <table:table-cell table:formula="of:=POWER([.D8]-[.M2];2)" office:value-type="float" office:value="0.0000010204434289" calcext:value-type="float">
            <text:p>1.0204434289E-006</text:p>
          </table:table-cell>
          <table:table-cell/>
          <table:table-cell table:formula="of:=SQRT((SUM([.AA16:.AA25]))/10)" office:value-type="float" office:value="0.982630781952713" calcext:value-type="float">
            <text:p>0.9826307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9]-[.M2];2)" office:value-type="float" office:value="0.0000641589786049" calcext:value-type="float">
            <text:p>0.0000641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0]-[.M2];2)" office:value-type="float" office:value="0.0000056842665889" calcext:value-type="float">
            <text:p>5.6842665889E-00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1]-[.M2];2)" office:value-type="float" office:value="0.000000253985760899999" calcext:value-type="float">
            <text:p>0.0000002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12]-[.M3];2)" office:value-type="float" office:value="0.0002185249671081" calcext:value-type="float">
            <text:p>0.000218525</text:p>
          </table:table-cell>
          <table:table-cell/>
          <table:table-cell table:formula="of:=POWER([.D22]-[.M4];2)" office:value-type="float" office:value="0.00277638363395999" calcext:value-type="float">
            <text:p>0.0027763836</text:p>
          </table:table-cell>
          <table:table-cell/>
          <table:table-cell table:formula="of:=POWER([.D32]-[.M5];2)" office:value-type="float" office:value="0.01659997751281" calcext:value-type="float">
            <text:p>0.0165999775</text:p>
          </table:table-cell>
          <table:table-cell/>
          <table:table-cell table:formula="of:=POWER([.D42]-[.M6];2)" office:value-type="float" office:value="0.330004291599999" calcext:value-type="float">
            <text:p>0.3300042916</text:p>
          </table:table-cell>
          <table:table-cell/>
          <table:table-cell table:formula="of:=POWER([.D52]-[.M7];2)" office:value-type="float" office:value="0.594717050041" calcext:value-type="float">
            <text:p>0.59471705</text:p>
          </table:table-cell>
          <table:table-cell/>
          <table:table-cell table:formula="of:=POWER([.D62]-[.M8];2)" office:value-type="float" office:value="0.0187654381690001" calcext:value-type="float">
            <text:p>0.0187654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13]-[.M3];2)" office:value-type="float" office:value="0.0000276632869680999" calcext:value-type="float">
            <text:p>2.76632869680999E-005</text:p>
          </table:table-cell>
          <table:table-cell/>
          <table:table-cell table:formula="of:=POWER([.D23]-[.M4];2)" office:value-type="float" office:value="0.01019683922436" calcext:value-type="float">
            <text:p>0.0101968392</text:p>
          </table:table-cell>
          <table:table-cell/>
          <table:table-cell table:formula="of:=POWER([.D33]-[.M5];2)" office:value-type="float" office:value="0.00835013991680999" calcext:value-type="float">
            <text:p>0.0083501399</text:p>
          </table:table-cell>
          <table:table-cell/>
          <table:table-cell table:formula="of:=POWER([.D43]-[.M6];2)" office:value-type="float" office:value="0.0716151121000002" calcext:value-type="float">
            <text:p>0.0716151121</text:p>
          </table:table-cell>
          <table:table-cell/>
          <table:table-cell table:formula="of:=POWER([.D53]-[.M7];2)" office:value-type="float" office:value="0.527626451641001" calcext:value-type="float">
            <text:p>0.5276264516</text:p>
          </table:table-cell>
          <table:table-cell/>
          <table:table-cell table:formula="of:=POWER([.D63]-[.M8];2)" office:value-type="float" office:value="0.358481205288999" calcext:value-type="float">
            <text:p>0.3584812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14]-[.M3];2)" office:value-type="float" office:value="0.0005229687496201" calcext:value-type="float">
            <text:p>0.0005229687</text:p>
          </table:table-cell>
          <table:table-cell/>
          <table:table-cell table:formula="of:=POWER([.D24]-[.M4];2)" office:value-type="float" office:value="0.00141529449616" calcext:value-type="float">
            <text:p>0.0014152945</text:p>
          </table:table-cell>
          <table:table-cell/>
          <table:table-cell table:formula="of:=POWER([.D34]-[.M5];2)" office:value-type="float" office:value="0.22986453547561" calcext:value-type="float">
            <text:p>0.2298645355</text:p>
          </table:table-cell>
          <table:table-cell/>
          <table:table-cell table:formula="of:=POWER([.D44]-[.M6];2)" office:value-type="float" office:value="0.0288660099999999" calcext:value-type="float">
            <text:p>0.02886601</text:p>
          </table:table-cell>
          <table:table-cell/>
          <table:table-cell table:formula="of:=POWER([.D54]-[.M7];2)" office:value-type="float" office:value="0.272409881041" calcext:value-type="float">
            <text:p>0.272409881</text:p>
          </table:table-cell>
          <table:table-cell/>
          <table:table-cell table:formula="of:=POWER([.D64]-[.M8];2)" office:value-type="float" office:value="0.255780028009" calcext:value-type="float">
            <text:p>0.255780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5]-[.M3];2)" office:value-type="float" office:value="0.0013942987508961" calcext:value-type="float">
            <text:p>0.0013942988</text:p>
          </table:table-cell>
          <table:table-cell/>
          <table:table-cell table:formula="of:=POWER([.D25]-[.M4];2)" office:value-type="float" office:value="0.00695812895715999" calcext:value-type="float">
            <text:p>0.006958129</text:p>
          </table:table-cell>
          <table:table-cell/>
          <table:table-cell table:formula="of:=POWER([.D35]-[.M5];2)" office:value-type="float" office:value="0.11700442789281" calcext:value-type="float">
            <text:p>0.1170044279</text:p>
          </table:table-cell>
          <table:table-cell/>
          <table:table-cell table:formula="of:=POWER([.D45]-[.M6];2)" office:value-type="float" office:value="0.3709053604" calcext:value-type="float">
            <text:p>0.3709053604</text:p>
          </table:table-cell>
          <table:table-cell/>
          <table:table-cell table:formula="of:=POWER([.D55]-[.M7];2)" office:value-type="float" office:value="0.369884128761" calcext:value-type="float">
            <text:p>0.3698841288</text:p>
          </table:table-cell>
          <table:table-cell/>
          <table:table-cell table:formula="of:=POWER([.D65]-[.M8];2)" office:value-type="float" office:value="3.886863509169" calcext:value-type="float">
            <text:p>3.8868635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6]-[.M3];2)" office:value-type="float" office:value="0.0007290275402601" calcext:value-type="float">
            <text:p>0.0007290275</text:p>
          </table:table-cell>
          <table:table-cell/>
          <table:table-cell table:formula="of:=POWER([.D26]-[.M4];2)" office:value-type="float" office:value="0.04027182022656" calcext:value-type="float">
            <text:p>0.0402718202</text:p>
          </table:table-cell>
          <table:table-cell/>
          <table:table-cell table:formula="of:=POWER([.D36]-[.M5];2)" office:value-type="float" office:value="0.0610539128628099" calcext:value-type="float">
            <text:p>0.0610539129</text:p>
          </table:table-cell>
          <table:table-cell/>
          <table:table-cell table:formula="of:=POWER([.D46]-[.M6];2)" office:value-type="float" office:value="0.0059567523999999" calcext:value-type="float">
            <text:p>0.0059567524</text:p>
          </table:table-cell>
          <table:table-cell/>
          <table:table-cell table:formula="of:=POWER([.D56]-[.M7];2)" office:value-type="float" office:value="0.397758523761" calcext:value-type="float">
            <text:p>0.3977585238</text:p>
          </table:table-cell>
          <table:table-cell/>
          <table:table-cell table:formula="of:=POWER([.D66]-[.M8];2)" office:value-type="float" office:value="0.292532784769" calcext:value-type="float">
            <text:p>0.2925327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7]-[.M3];2)" office:value-type="float" office:value="0.0011055099656241" calcext:value-type="float">
            <text:p>0.00110551</text:p>
          </table:table-cell>
          <table:table-cell/>
          <table:table-cell table:formula="of:=POWER([.D27]-[.M4];2)" office:value-type="float" office:value="0.01061880786576" calcext:value-type="float">
            <text:p>0.0106188079</text:p>
          </table:table-cell>
          <table:table-cell/>
          <table:table-cell table:formula="of:=POWER([.D37]-[.M5];2)" office:value-type="float" office:value="0.02265353101881" calcext:value-type="float">
            <text:p>0.022653531</text:p>
          </table:table-cell>
          <table:table-cell/>
          <table:table-cell table:formula="of:=POWER([.D47]-[.M6];2)" office:value-type="float" office:value="0.315978894400001" calcext:value-type="float">
            <text:p>0.3159788944</text:p>
          </table:table-cell>
          <table:table-cell/>
          <table:table-cell table:formula="of:=POWER([.D57]-[.M7];2)" office:value-type="float" office:value="0.194391928201" calcext:value-type="float">
            <text:p>0.1943919282</text:p>
          </table:table-cell>
          <table:table-cell/>
          <table:table-cell table:formula="of:=POWER([.D67]-[.M8];2)" office:value-type="float" office:value="0.699687079729" calcext:value-type="float">
            <text:p>0.6996870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18]-[.M3];2)" office:value-type="float" office:value="0.0014180805279081" calcext:value-type="float">
            <text:p>0.0014180805</text:p>
          </table:table-cell>
          <table:table-cell/>
          <table:table-cell table:formula="of:=POWER([.D28]-[.M4];2)" office:value-type="float" office:value="0.03324772972816" calcext:value-type="float">
            <text:p>0.0332477297</text:p>
          </table:table-cell>
          <table:table-cell/>
          <table:table-cell table:formula="of:=POWER([.D38]-[.M5];2)" office:value-type="float" office:value="0.14242253279881" calcext:value-type="float">
            <text:p>0.1424225328</text:p>
          </table:table-cell>
          <table:table-cell/>
          <table:table-cell table:formula="of:=POWER([.D48]-[.M6];2)" office:value-type="float" office:value="0.49392784" calcext:value-type="float">
            <text:p>0.49392784</text:p>
          </table:table-cell>
          <table:table-cell/>
          <table:table-cell table:formula="of:=POWER([.D58]-[.M7];2)" office:value-type="float" office:value="0.0675163059210002" calcext:value-type="float">
            <text:p>0.0675163059</text:p>
          </table:table-cell>
          <table:table-cell/>
          <table:table-cell table:formula="of:=POWER([.D68]-[.M8];2)" office:value-type="float" office:value="0.872275677849001" calcext:value-type="float">
            <text:p>0.8722756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19]-[.M3];2)" office:value-type="float" office:value="0.0012105939050881" calcext:value-type="float">
            <text:p>0.0012105939</text:p>
          </table:table-cell>
          <table:table-cell/>
          <table:table-cell table:formula="of:=POWER([.D29]-[.M4];2)" office:value-type="float" office:value="0.01223935091856" calcext:value-type="float">
            <text:p>0.0122393509</text:p>
          </table:table-cell>
          <table:table-cell/>
          <table:table-cell table:formula="of:=POWER([.D39]-[.M5];2)" office:value-type="float" office:value="0.02216200893481" calcext:value-type="float">
            <text:p>0.0221620089</text:p>
          </table:table-cell>
          <table:table-cell/>
          <table:table-cell table:formula="of:=POWER([.D49]-[.M6];2)" office:value-type="float" office:value="0.0724094280999997" calcext:value-type="float">
            <text:p>0.0724094281</text:p>
          </table:table-cell>
          <table:table-cell/>
          <table:table-cell table:formula="of:=POWER([.D59]-[.M7];2)" office:value-type="float" office:value="1.384060484521" calcext:value-type="float">
            <text:p>1.3840604845</text:p>
          </table:table-cell>
          <table:table-cell/>
          <table:table-cell table:formula="of:=POWER([.D69]-[.M8];2)" office:value-type="float" office:value="1.097878553209" calcext:value-type="float">
            <text:p>1.0978785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20]-[.M3];2)" office:value-type="float" office:value="0.0001786609162881" calcext:value-type="float">
            <text:p>0.0001786609</text:p>
          </table:table-cell>
          <table:table-cell/>
          <table:table-cell table:formula="of:=POWER([.D30]-[.M4];2)" office:value-type="float" office:value="0.000103909480960001" calcext:value-type="float">
            <text:p>0.0001039095</text:p>
          </table:table-cell>
          <table:table-cell/>
          <table:table-cell table:formula="of:=POWER([.D40]-[.M5];2)" office:value-type="float" office:value="0.00110961605880999" calcext:value-type="float">
            <text:p>0.0011096161</text:p>
          </table:table-cell>
          <table:table-cell/>
          <table:table-cell table:formula="of:=POWER([.D50]-[.M6];2)" office:value-type="float" office:value="0.652783202500001" calcext:value-type="float">
            <text:p>0.6527832025</text:p>
          </table:table-cell>
          <table:table-cell/>
          <table:table-cell table:formula="of:=POWER([.D60]-[.M7];2)" office:value-type="float" office:value="0.0706065869610001" calcext:value-type="float">
            <text:p>0.070606587</text:p>
          </table:table-cell>
          <table:table-cell/>
          <table:table-cell table:formula="of:=POWER([.D70]-[.M8];2)" office:value-type="float" office:value="2.152608349329" calcext:value-type="float">
            <text:p>2.15260834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21]-[.M3];2)" office:value-type="float" office:value="0.0136064269586281" calcext:value-type="float">
            <text:p>0.013606427</text:p>
          </table:table-cell>
          <table:table-cell/>
          <table:table-cell table:formula="of:=POWER([.D31]-[.M4];2)" office:value-type="float" office:value="0.00478484859076" calcext:value-type="float">
            <text:p>0.0047848486</text:p>
          </table:table-cell>
          <table:table-cell/>
          <table:table-cell table:formula="of:=POWER([.D41]-[.M5];2)" office:value-type="float" office:value="0.00632010690081001" calcext:value-type="float">
            <text:p>0.0063201069</text:p>
          </table:table-cell>
          <table:table-cell/>
          <table:table-cell table:formula="of:=POWER([.D51]-[.M6];2)" office:value-type="float" office:value="0.410663088899999" calcext:value-type="float">
            <text:p>0.4106630889</text:p>
          </table:table-cell>
          <table:table-cell/>
          <table:table-cell table:formula="of:=POWER([.D61]-[.M7];2)" office:value-type="float" office:value="0.325608325641" calcext:value-type="float">
            <text:p>0.3256083256</text:p>
          </table:table-cell>
          <table:table-cell/>
          <table:table-cell table:formula="of:=POWER([.D71]-[.M8];2)" office:value-type="float" office:value="0.0207599108889998" calcext:value-type="float">
            <text:p>0.0207599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xperiment 2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031" calcext:value-type="float">
            <text:p>0.133031</text:p>
          </table:table-cell>
          <table:table-cell office:value-type="float" office:value="233.02" calcext:value-type="float">
            <text:p>233.02</text:p>
          </table:table-cell>
          <table:table-cell office:value-type="float" office:value="0.0127599" calcext:value-type="float">
            <text:p>0.0127599</text:p>
          </table:table-cell>
          <table:table-cell office:value-type="float" office:value="242.102" calcext:value-type="float">
            <text:p>242.102</text:p>
          </table:table-cell>
          <table:table-cell office:value-type="float" office:value="233.02" calcext:value-type="float">
            <text:p>233.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76:.B85])/10)" office:value-type="float" office:value="0.07114491" calcext:value-type="float">
            <text:p>0.07114491</text:p>
          </table:table-cell>
          <table:table-cell table:formula="of:=(SUM([.D76:.D85])/10)" office:value-type="float" office:value="0.01284882" calcext:value-type="float">
            <text:p>0.01284882</text:p>
          </table:table-cell>
          <table:table-cell table:formula="of:=(SUM([.C76:.C85])/10)" office:value-type="float" office:value="283.4159" calcext:value-type="float">
            <text:p>283.4159</text:p>
          </table:table-cell>
          <table:table-cell table:formula="of:=(SUM([.F76:.F85])/10)" office:value-type="float" office:value="283.4159" calcext:value-type="float">
            <text:p>283.4159</text:p>
          </table:table-cell>
          <table:table-cell/>
          <table:table-cell table:formula="of:=POWER([.D76]-[.M76];2)" office:value-type="float" office:value="0.00000000790676640000018" calcext:value-type="float">
            <text:p>7.90676640000018E-009</text:p>
          </table:table-cell>
          <table:table-cell/>
          <table:table-cell table:formula="of:=SQRT((SUM([.Q76:.Q85]))/10)" office:value-type="float" office:value="0.00092770995445775" calcext:value-type="float">
            <text:p>0.000927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672" calcext:value-type="float">
            <text:p>0.018672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0.0144579" calcext:value-type="float">
            <text:p>0.0144579</text:p>
          </table:table-cell>
          <table:table-cell office:value-type="float" office:value="360.611" calcext:value-type="float">
            <text:p>360.611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86:.B95])/10)" office:value-type="float" office:value="0.3698267" calcext:value-type="float">
            <text:p>0.3698267</text:p>
          </table:table-cell>
          <table:table-cell table:formula="of:=(SUM([.D86:.D95])/10)" office:value-type="float" office:value="0.11259925" calcext:value-type="float">
            <text:p>0.11259925</text:p>
          </table:table-cell>
          <table:table-cell table:formula="of:=(SUM([.C86:.C95])/10)" office:value-type="float" office:value="754.4283" calcext:value-type="float">
            <text:p>754.4283</text:p>
          </table:table-cell>
          <table:table-cell table:formula="of:=(SUM([.F86:.F95])/10)" office:value-type="float" office:value="754.8502" calcext:value-type="float">
            <text:p>754.8502</text:p>
          </table:table-cell>
          <table:table-cell/>
          <table:table-cell table:formula="of:=POWER([.D77]-[.M76];2)" office:value-type="float" office:value="0.0000025891384464" calcext:value-type="float">
            <text:p>2.5891384464E-006</text:p>
          </table:table-cell>
          <table:table-cell/>
          <table:table-cell table:formula="of:=SQRT((SUM([.Q90:.Q99]))/10)" office:value-type="float" office:value="0.024189314725401" calcext:value-type="float">
            <text:p>0.02418931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2099" calcext:value-type="float">
            <text:p>0.0312099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308.706" calcext:value-type="float">
            <text:p>308.706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96:.B105])/10)" office:value-type="float" office:value="3.6502577" calcext:value-type="float">
            <text:p>3.6502577</text:p>
          </table:table-cell>
          <table:table-cell table:formula="of:=(SUM([.D96:.D105])/10)" office:value-type="float" office:value="0.5033689" calcext:value-type="float">
            <text:p>0.5033689</text:p>
          </table:table-cell>
          <table:table-cell table:formula="of:=(SUM([.C96:.C105])/10)" office:value-type="float" office:value="1362.745" calcext:value-type="float">
            <text:p>1362.745</text:p>
          </table:table-cell>
          <table:table-cell table:formula="of:=(SUM([.F96:.F105])/10)" office:value-type="float" office:value="1406.467" calcext:value-type="float">
            <text:p>1406.467</text:p>
          </table:table-cell>
          <table:table-cell/>
          <table:table-cell table:formula="of:=POWER([.D78]-[.M76];2)" office:value-type="float" office:value="0.0000028251558724" calcext:value-type="float">
            <text:p>2.8251558724E-006</text:p>
          </table:table-cell>
          <table:table-cell/>
          <table:table-cell table:formula="of:=SQRT((SUM([.S90:.S99]))/10)" office:value-type="float" office:value="0.135507927307925" calcext:value-type="float">
            <text:p>0.13550792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9031" calcext:value-type="float">
            <text:p>0.0409031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0.0115721" calcext:value-type="float">
            <text:p>0.0115721</text:p>
          </table:table-cell>
          <table:table-cell office:value-type="float" office:value="278.39" calcext:value-type="float">
            <text:p>278.39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106:.B115])/10)" office:value-type="float" office:value="12.31947" calcext:value-type="float">
            <text:p>12.31947</text:p>
          </table:table-cell>
          <table:table-cell table:formula="of:=(SUM([.D106:.D115])/10)" office:value-type="float" office:value="1.2975769" calcext:value-type="float">
            <text:p>1.2975769</text:p>
          </table:table-cell>
          <table:table-cell table:formula="of:=(SUM([.C106:.C115])/10)" office:value-type="float" office:value="2081.927" calcext:value-type="float">
            <text:p>2081.927</text:p>
          </table:table-cell>
          <table:table-cell table:formula="of:=(SUM([.F106:.F115])/10)" office:value-type="float" office:value="2289.943" calcext:value-type="float">
            <text:p>2289.943</text:p>
          </table:table-cell>
          <table:table-cell/>
          <table:table-cell table:formula="of:=POWER([.D79]-[.M76];2)" office:value-type="float" office:value="0.0000016300139584" calcext:value-type="float">
            <text:p>0.00000163</text:p>
          </table:table-cell>
          <table:table-cell/>
          <table:table-cell table:formula="of:=SQRT((SUM([.U90:.U99]))/10)" office:value-type="float" office:value="0.315154875883731" calcext:value-type="float">
            <text:p>0.31515487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0.0137541" calcext:value-type="float">
            <text:p>0.0137541</text:p>
          </table:table-cell>
          <table:table-cell office:value-type="float" office:value="356.971" calcext:value-type="float">
            <text:p>356.97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116:.B125])/10)" office:value-type="float" office:value="28.64761" calcext:value-type="float">
            <text:p>28.64761</text:p>
          </table:table-cell>
          <table:table-cell table:formula="of:=(SUM([.D116:.D125])/10)" office:value-type="float" office:value="2.219958" calcext:value-type="float">
            <text:p>2.219958</text:p>
          </table:table-cell>
          <table:table-cell table:formula="of:=(SUM([.C116:.C125])/10)" office:value-type="float" office:value="2810.962" calcext:value-type="float">
            <text:p>2810.962</text:p>
          </table:table-cell>
          <table:table-cell table:formula="of:=(SUM([.F116:.F125])/10)" office:value-type="float" office:value="3303.68" calcext:value-type="float">
            <text:p>3303.68</text:p>
          </table:table-cell>
          <table:table-cell/>
          <table:table-cell table:formula="of:=POWER([.D80]-[.M76];2)" office:value-type="float" office:value="0.000000819531878399999" calcext:value-type="float">
            <text:p>8.19531878399999E-007</text:p>
          </table:table-cell>
          <table:table-cell/>
          <table:table-cell table:formula="of:=SQRT((SUM([.W90:.W99]))/10)" office:value-type="float" office:value="0.400749057735636" calcext:value-type="float">
            <text:p>0.40074905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8871" calcext:value-type="float">
            <text:p>0.0408871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0.0130451" calcext:value-type="float">
            <text:p>0.0130451</text:p>
          </table:table-cell>
          <table:table-cell office:value-type="float" office:value="385.654" calcext:value-type="float">
            <text:p>385.654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126:.B135])/10)" office:value-type="float" office:value="53.99503" calcext:value-type="float">
            <text:p>53.99503</text:p>
          </table:table-cell>
          <table:table-cell table:formula="of:=(SUM([.D126:.D135])/10)" office:value-type="float" office:value="3.061681" calcext:value-type="float">
            <text:p>3.061681</text:p>
          </table:table-cell>
          <table:table-cell table:formula="of:=(SUM([.C126:.C135])/10)" office:value-type="float" office:value="3742.229" calcext:value-type="float">
            <text:p>3742.229</text:p>
          </table:table-cell>
          <table:table-cell table:formula="of:=(SUM([.F126:.F135])/10)" office:value-type="float" office:value="4568.25" calcext:value-type="float">
            <text:p>4568.25</text:p>
          </table:table-cell>
          <table:table-cell/>
          <table:table-cell table:formula="of:=POWER([.D81]-[.M76];2)" office:value-type="float" office:value="0.0000000385258383999993" calcext:value-type="float">
            <text:p>3.85258383999993E-008</text:p>
          </table:table-cell>
          <table:table-cell/>
          <table:table-cell table:formula="of:=SQRT((SUM([.Y90:.Y99]))/10)" office:value-type="float" office:value="0.662683349458095" calcext:value-type="float">
            <text:p>0.6626833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215" calcext:value-type="float">
            <text:p>0.15521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0.0127392" calcext:value-type="float">
            <text:p>0.0127392</text:p>
          </table:table-cell>
          <table:table-cell office:value-type="float" office:value="235.405" calcext:value-type="float">
            <text:p>235.40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136:.B145])/10)" office:value-type="float" office:value="112.45743" calcext:value-type="float">
            <text:p>112.45743</text:p>
          </table:table-cell>
          <table:table-cell table:formula="of:=(SUM([.D136:.D145])/10)" office:value-type="float" office:value="4.816489" calcext:value-type="float">
            <text:p>4.816489</text:p>
          </table:table-cell>
          <table:table-cell table:formula="of:=(SUM([.C136:.C145])/10)" office:value-type="float" office:value="4674.278" calcext:value-type="float">
            <text:p>4674.278</text:p>
          </table:table-cell>
          <table:table-cell table:formula="of:=(SUM([.F136:.F145])/10)" office:value-type="float" office:value="5934.965" calcext:value-type="float">
            <text:p>5934.965</text:p>
          </table:table-cell>
          <table:table-cell/>
          <table:table-cell table:formula="of:=POWER([.D82]-[.M76];2)" office:value-type="float" office:value="0.0000000120165444000003" calcext:value-type="float">
            <text:p>0.000000012</text:p>
          </table:table-cell>
          <table:table-cell/>
          <table:table-cell table:formula="of:=SQRT((SUM([.AA90:.AA99]))/10)" office:value-type="float" office:value="1.09057068052878" calcext:value-type="float">
            <text:p>1.09057068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497" calcext:value-type="float">
            <text:p>0.083497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0.0123639" calcext:value-type="float">
            <text:p>0.0123639</text:p>
          </table:table-cell>
          <table:table-cell office:value-type="float" office:value="294.333" calcext:value-type="float">
            <text:p>294.333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83]-[.M76];2)" office:value-type="float" office:value="0.000000235147406400002" calcext:value-type="float">
            <text:p>2.3514740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349" calcext:value-type="float">
            <text:p>0.076349</text:p>
          </table:table-cell>
          <table:table-cell office:value-type="float" office:value="341.07" calcext:value-type="float">
            <text:p>341.07</text:p>
          </table:table-cell>
          <table:table-cell office:value-type="float" office:value="0.0134041" calcext:value-type="float">
            <text:p>0.0134041</text:p>
          </table:table-cell>
          <table:table-cell office:value-type="float" office:value="354.221" calcext:value-type="float">
            <text:p>354.221</text:p>
          </table:table-cell>
          <table:table-cell office:value-type="float" office:value="341.07" calcext:value-type="float">
            <text:p>341.0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84]-[.M76];2)" office:value-type="float" office:value="0.000000308335878399998" calcext:value-type="float">
            <text:p>3.08335878399998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0859" calcext:value-type="float">
            <text:p>0.0510859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0.0132239" calcext:value-type="float">
            <text:p>0.0132239</text:p>
          </table:table-cell>
          <table:table-cell office:value-type="float" office:value="348.176" calcext:value-type="float">
            <text:p>348.176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85]-[.M76];2)" office:value-type="float" office:value="0.0000001406850064" calcext:value-type="float">
            <text:p>1.406850064E-00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116055" calcext:value-type="float">
            <text:p>0.116055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680.59" calcext:value-type="float">
            <text:p>680.5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8134" calcext:value-type="float">
            <text:p>0.268134</text:p>
          </table:table-cell>
          <table:table-cell office:value-type="float" office:value="849.991" calcext:value-type="float">
            <text:p>849.991</text:p>
          </table:table-cell>
          <table:table-cell office:value-type="float" office:value="0.0868609" calcext:value-type="float">
            <text:p>0.0868609</text:p>
          </table:table-cell>
          <table:table-cell office:value-type="float" office:value="1524.27" calcext:value-type="float">
            <text:p>1524.27</text:p>
          </table:table-cell>
          <table:table-cell office:value-type="float" office:value="850.67" calcext:value-type="float">
            <text:p>850.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205" calcext:value-type="float">
            <text:p>0.340205</text:p>
          </table:table-cell>
          <table:table-cell office:value-type="float" office:value="806.611" calcext:value-type="float">
            <text:p>806.611</text:p>
          </table:table-cell>
          <table:table-cell office:value-type="float" office:value="0.10242" calcext:value-type="float">
            <text:p>0.10242</text:p>
          </table:table-cell>
          <table:table-cell office:value-type="float" office:value="1565.83" calcext:value-type="float">
            <text:p>1565.83</text:p>
          </table:table-cell>
          <table:table-cell office:value-type="float" office:value="808.689" calcext:value-type="float">
            <text:p>808.68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541" calcext:value-type="float">
            <text:p>0.340541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0.112723" calcext:value-type="float">
            <text:p>0.112723</text:p>
          </table:table-cell>
          <table:table-cell office:value-type="float" office:value="1310.97" calcext:value-type="float">
            <text:p>1310.97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275" calcext:value-type="float">
            <text:p>0.395275</text:p>
          </table:table-cell>
          <table:table-cell office:value-type="float" office:value="797.834" calcext:value-type="float">
            <text:p>797.834</text:p>
          </table:table-cell>
          <table:table-cell office:value-type="float" office:value="0.0987909" calcext:value-type="float">
            <text:p>0.0987909</text:p>
          </table:table-cell>
          <table:table-cell office:value-type="float" office:value="1559.15" calcext:value-type="float">
            <text:p>1559.15</text:p>
          </table:table-cell>
          <table:table-cell office:value-type="float" office:value="799.296" calcext:value-type="float">
            <text:p>799.29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86]-[.M77];2)" office:value-type="float" office:value="0.0000119422080624999" calcext:value-type="float">
            <text:p>1.19422080624999E-005</text:p>
          </table:table-cell>
          <table:table-cell/>
          <table:table-cell table:formula="of:=POWER([.D96]-[.M78];2)" office:value-type="float" office:value="0.03679188170641" calcext:value-type="float">
            <text:p>0.0367918817</text:p>
          </table:table-cell>
          <table:table-cell/>
          <table:table-cell table:formula="of:=POWER([.D106]-[.M79];2)" office:value-type="float" office:value="0.00359003490560999" calcext:value-type="float">
            <text:p>0.0035900349</text:p>
          </table:table-cell>
          <table:table-cell/>
          <table:table-cell table:formula="of:=POWER([.D116]-[.M80];2)" office:value-type="float" office:value="0.0365582048039999" calcext:value-type="float">
            <text:p>0.0365582048</text:p>
          </table:table-cell>
          <table:table-cell/>
          <table:table-cell table:formula="of:=POWER([.D126]-[.M81];2)" office:value-type="float" office:value="0.197988511681" calcext:value-type="float">
            <text:p>0.1979885117</text:p>
          </table:table-cell>
          <table:table-cell/>
          <table:table-cell table:formula="of:=POWER([.D136]-[.M82];2)" office:value-type="float" office:value="0.964538087881001" calcext:value-type="float">
            <text:p>0.9645380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3136" calcext:value-type="float">
            <text:p>0.363136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0.120294" calcext:value-type="float">
            <text:p>0.120294</text:p>
          </table:table-cell>
          <table:table-cell office:value-type="float" office:value="1397.19" calcext:value-type="float">
            <text:p>1397.19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87]-[.M77];2)" office:value-type="float" office:value="0.000662462660722501" calcext:value-type="float">
            <text:p>0.0006624627</text:p>
          </table:table-cell>
          <table:table-cell/>
          <table:table-cell table:formula="of:=POWER([.D97]-[.M78];2)" office:value-type="float" office:value="0.00797682983160999" calcext:value-type="float">
            <text:p>0.0079768298</text:p>
          </table:table-cell>
          <table:table-cell/>
          <table:table-cell table:formula="of:=POWER([.D107]-[.M79];2)" office:value-type="float" office:value="0.25480597804561" calcext:value-type="float">
            <text:p>0.254805978</text:p>
          </table:table-cell>
          <table:table-cell/>
          <table:table-cell table:formula="of:=POWER([.D117]-[.M80];2)" office:value-type="float" office:value="0.313020108324" calcext:value-type="float">
            <text:p>0.3130201083</text:p>
          </table:table-cell>
          <table:table-cell/>
          <table:table-cell table:formula="of:=POWER([.D127]-[.M81];2)" office:value-type="float" office:value="0.480483262561" calcext:value-type="float">
            <text:p>0.4804832626</text:p>
          </table:table-cell>
          <table:table-cell/>
          <table:table-cell table:formula="of:=POWER([.D137]-[.M82];2)" office:value-type="float" office:value="1.875801420801" calcext:value-type="float">
            <text:p>1.8758014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8164" calcext:value-type="float">
            <text:p>0.318164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0.157583" calcext:value-type="float">
            <text:p>0.157583</text:p>
          </table:table-cell>
          <table:table-cell office:value-type="float" office:value="1177.27" calcext:value-type="float">
            <text:p>1177.27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88]-[.M77];2)" office:value-type="float" office:value="0.0001036171305625" calcext:value-type="float">
            <text:p>0.0001036171</text:p>
          </table:table-cell>
          <table:table-cell/>
          <table:table-cell table:formula="of:=POWER([.D98]-[.M78];2)" office:value-type="float" office:value="0.0000143557632099999" calcext:value-type="float">
            <text:p>1.43557632099999E-005</text:p>
          </table:table-cell>
          <table:table-cell/>
          <table:table-cell table:formula="of:=POWER([.D108]-[.M79];2)" office:value-type="float" office:value="0.01319123457961" calcext:value-type="float">
            <text:p>0.0131912346</text:p>
          </table:table-cell>
          <table:table-cell/>
          <table:table-cell table:formula="of:=POWER([.D118]-[.M80];2)" office:value-type="float" office:value="0.108450345124" calcext:value-type="float">
            <text:p>0.1084503451</text:p>
          </table:table-cell>
          <table:table-cell/>
          <table:table-cell table:formula="of:=POWER([.D128]-[.M81];2)" office:value-type="float" office:value="0.0885544515610001" calcext:value-type="float">
            <text:p>0.0885544516</text:p>
          </table:table-cell>
          <table:table-cell/>
          <table:table-cell table:formula="of:=POWER([.D138]-[.M82];2)" office:value-type="float" office:value="2.499526218121" calcext:value-type="float">
            <text:p>2.4995262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7691" calcext:value-type="float">
            <text:p>0.327691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0.0908608" calcext:value-type="float">
            <text:p>0.0908608</text:p>
          </table:table-cell>
          <table:table-cell office:value-type="float" office:value="1144.24" calcext:value-type="float">
            <text:p>1144.24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89]-[.M77];2)" office:value-type="float" office:value="0.0000000153140624999946" calcext:value-type="float">
            <text:p>1.53140624999946E-008</text:p>
          </table:table-cell>
          <table:table-cell/>
          <table:table-cell table:formula="of:=POWER([.D99]-[.M78];2)" office:value-type="float" office:value="0.000313357263610002" calcext:value-type="float">
            <text:p>0.0003133573</text:p>
          </table:table-cell>
          <table:table-cell/>
          <table:table-cell table:formula="of:=POWER([.D109]-[.M79];2)" office:value-type="float" office:value="0.20169359442961" calcext:value-type="float">
            <text:p>0.2016935944</text:p>
          </table:table-cell>
          <table:table-cell/>
          <table:table-cell table:formula="of:=POWER([.D119]-[.M80];2)" office:value-type="float" office:value="0.0251165443239998" calcext:value-type="float">
            <text:p>0.0251165443</text:p>
          </table:table-cell>
          <table:table-cell/>
          <table:table-cell table:formula="of:=POWER([.D129]-[.M81];2)" office:value-type="float" office:value="0.309704493121" calcext:value-type="float">
            <text:p>0.3097044931</text:p>
          </table:table-cell>
          <table:table-cell/>
          <table:table-cell table:formula="of:=POWER([.D139]-[.M82];2)" office:value-type="float" office:value="1.520365446961" calcext:value-type="float">
            <text:p>1.520365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507" calcext:value-type="float">
            <text:p>0.51050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0.153456" calcext:value-type="float">
            <text:p>0.153456</text:p>
          </table:table-cell>
          <table:table-cell office:value-type="float" office:value="1569.27" calcext:value-type="float">
            <text:p>1569.2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90]-[.M77];2)" office:value-type="float" office:value="0.0001906705297225" calcext:value-type="float">
            <text:p>0.0001906705</text:p>
          </table:table-cell>
          <table:table-cell/>
          <table:table-cell table:formula="of:=POWER([.D100]-[.M78];2)" office:value-type="float" office:value="0.00475259950880999" calcext:value-type="float">
            <text:p>0.0047525995</text:p>
          </table:table-cell>
          <table:table-cell/>
          <table:table-cell table:formula="of:=POWER([.D110]-[.M79];2)" office:value-type="float" office:value="0.08276156602561" calcext:value-type="float">
            <text:p>0.082761566</text:p>
          </table:table-cell>
          <table:table-cell/>
          <table:table-cell table:formula="of:=POWER([.D120]-[.M80];2)" office:value-type="float" office:value="0.0128804340639999" calcext:value-type="float">
            <text:p>0.0128804341</text:p>
          </table:table-cell>
          <table:table-cell/>
          <table:table-cell table:formula="of:=POWER([.D130]-[.M81];2)" office:value-type="float" office:value="0.225911040601" calcext:value-type="float">
            <text:p>0.2259110406</text:p>
          </table:table-cell>
          <table:table-cell/>
          <table:table-cell table:formula="of:=POWER([.D140]-[.M82];2)" office:value-type="float" office:value="1.255567311441" calcext:value-type="float">
            <text:p>1.2555673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0.0869489" calcext:value-type="float">
            <text:p>0.0869489</text:p>
          </table:table-cell>
          <table:table-cell office:value-type="float" office:value="1160.88" calcext:value-type="float">
            <text:p>1160.88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91]-[.M77];2)" office:value-type="float" office:value="0.0000592091775624998" calcext:value-type="float">
            <text:p>5.92091775624998E-005</text:p>
          </table:table-cell>
          <table:table-cell/>
          <table:table-cell table:formula="of:=POWER([.D101]-[.M78];2)" office:value-type="float" office:value="0.00933776275041" calcext:value-type="float">
            <text:p>0.0093377628</text:p>
          </table:table-cell>
          <table:table-cell/>
          <table:table-cell table:formula="of:=POWER([.D111]-[.M79];2)" office:value-type="float" office:value="0.09358270238641" calcext:value-type="float">
            <text:p>0.0935827024</text:p>
          </table:table-cell>
          <table:table-cell/>
          <table:table-cell table:formula="of:=POWER([.D121]-[.M80];2)" office:value-type="float" office:value="0.315347387364001" calcext:value-type="float">
            <text:p>0.3153473874</text:p>
          </table:table-cell>
          <table:table-cell/>
          <table:table-cell table:formula="of:=POWER([.D131]-[.M81];2)" office:value-type="float" office:value="0.0218008178009999" calcext:value-type="float">
            <text:p>0.0218008178</text:p>
          </table:table-cell>
          <table:table-cell/>
          <table:table-cell table:formula="of:=POWER([.D141]-[.M82];2)" office:value-type="float" office:value="0.829500171361001" calcext:value-type="float">
            <text:p>0.8295001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7211" calcext:value-type="float">
            <text:p>4.07211</text:p>
          </table:table-cell>
          <table:table-cell office:value-type="float" office:value="1255.11" calcext:value-type="float">
            <text:p>1255.11</text:p>
          </table:table-cell>
          <table:table-cell office:value-type="float" office:value="0.695181" calcext:value-type="float">
            <text:p>0.695181</text:p>
          </table:table-cell>
          <table:table-cell office:value-type="float" office:value="3067.83" calcext:value-type="float">
            <text:p>3067.83</text:p>
          </table:table-cell>
          <table:table-cell office:value-type="float" office:value="1260.9" calcext:value-type="float">
            <text:p>1260.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92]-[.M77];2)" office:value-type="float" office:value="0.0020235377640625" calcext:value-type="float">
            <text:p>0.0020235378</text:p>
          </table:table-cell>
          <table:table-cell/>
          <table:table-cell table:formula="of:=POWER([.D102]-[.M78];2)" office:value-type="float" office:value="0.01197424644361" calcext:value-type="float">
            <text:p>0.0119742464</text:p>
          </table:table-cell>
          <table:table-cell/>
          <table:table-cell table:formula="of:=POWER([.D112]-[.M79];2)" office:value-type="float" office:value="0.15731924389801" calcext:value-type="float">
            <text:p>0.1573192439</text:p>
          </table:table-cell>
          <table:table-cell/>
          <table:table-cell table:formula="of:=POWER([.D122]-[.M80];2)" office:value-type="float" office:value="0.0756811104039997" calcext:value-type="float">
            <text:p>0.0756811104</text:p>
          </table:table-cell>
          <table:table-cell/>
          <table:table-cell table:formula="of:=POWER([.D132]-[.M81];2)" office:value-type="float" office:value="1.074889959361" calcext:value-type="float">
            <text:p>1.0748899594</text:p>
          </table:table-cell>
          <table:table-cell/>
          <table:table-cell table:formula="of:=POWER([.D142]-[.M82];2)" office:value-type="float" office:value="0.865143677160999" calcext:value-type="float">
            <text:p>0.8651436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2594" calcext:value-type="float">
            <text:p>4.72594</text:p>
          </table:table-cell>
          <table:table-cell office:value-type="float" office:value="1426.31" calcext:value-type="float">
            <text:p>1426.31</text:p>
          </table:table-cell>
          <table:table-cell office:value-type="float" office:value="0.592682" calcext:value-type="float">
            <text:p>0.592682</text:p>
          </table:table-cell>
          <table:table-cell office:value-type="float" office:value="3687.22" calcext:value-type="float">
            <text:p>3687.22</text:p>
          </table:table-cell>
          <table:table-cell office:value-type="float" office:value="1544.42" calcext:value-type="float">
            <text:p>1544.4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93]-[.M77];2)" office:value-type="float" office:value="0.000472560208402501" calcext:value-type="float">
            <text:p>0.0004725602</text:p>
          </table:table-cell>
          <table:table-cell/>
          <table:table-cell table:formula="of:=POWER([.D103]-[.M78];2)" office:value-type="float" office:value="0.03223852569081" calcext:value-type="float">
            <text:p>0.0322385257</text:p>
          </table:table-cell>
          <table:table-cell/>
          <table:table-cell table:formula="of:=POWER([.D113]-[.M79];2)" office:value-type="float" office:value="0.0789030684296099" calcext:value-type="float">
            <text:p>0.0789030684</text:p>
          </table:table-cell>
          <table:table-cell/>
          <table:table-cell table:formula="of:=POWER([.D123]-[.M80];2)" office:value-type="float" office:value="0.0273478983839999" calcext:value-type="float">
            <text:p>0.0273478984</text:p>
          </table:table-cell>
          <table:table-cell/>
          <table:table-cell table:formula="of:=POWER([.D133]-[.M81];2)" office:value-type="float" office:value="1.732069198561" calcext:value-type="float">
            <text:p>1.7320691986</text:p>
          </table:table-cell>
          <table:table-cell/>
          <table:table-cell table:formula="of:=POWER([.D143]-[.M82];2)" office:value-type="float" office:value="0.0537725083210003" calcext:value-type="float">
            <text:p>0.0537725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7114" calcext:value-type="float">
            <text:p>4.47114</text:p>
          </table:table-cell>
          <table:table-cell office:value-type="float" office:value="1437.18" calcext:value-type="float">
            <text:p>1437.18</text:p>
          </table:table-cell>
          <table:table-cell office:value-type="float" office:value="0.49958" calcext:value-type="float">
            <text:p>0.49958</text:p>
          </table:table-cell>
          <table:table-cell office:value-type="float" office:value="3412.12" calcext:value-type="float">
            <text:p>3412.12</text:p>
          </table:table-cell>
          <table:table-cell office:value-type="float" office:value="1448.4" calcext:value-type="float">
            <text:p>1448.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94]-[.M77];2)" office:value-type="float" office:value="0.0016692740205625" calcext:value-type="float">
            <text:p>0.001669274</text:p>
          </table:table-cell>
          <table:table-cell/>
          <table:table-cell table:formula="of:=POWER([.D104]-[.M78];2)" office:value-type="float" office:value="0.06576962864481" calcext:value-type="float">
            <text:p>0.0657696286</text:p>
          </table:table-cell>
          <table:table-cell/>
          <table:table-cell table:formula="of:=POWER([.D114]-[.M79];2)" office:value-type="float" office:value="0.10717367040121" calcext:value-type="float">
            <text:p>0.1071736704</text:p>
          </table:table-cell>
          <table:table-cell/>
          <table:table-cell table:formula="of:=POWER([.D124]-[.M80];2)" office:value-type="float" office:value="0.639788817424001" calcext:value-type="float">
            <text:p>0.6397888174</text:p>
          </table:table-cell>
          <table:table-cell/>
          <table:table-cell table:formula="of:=POWER([.D134]-[.M81];2)" office:value-type="float" office:value="0.015224845321" calcext:value-type="float">
            <text:p>0.0152248453</text:p>
          </table:table-cell>
          <table:table-cell/>
          <table:table-cell table:formula="of:=POWER([.D144]-[.M82];2)" office:value-type="float" office:value="0.189486960600999" calcext:value-type="float">
            <text:p>0.18948696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48484" calcext:value-type="float">
            <text:p>5.48484</text:p>
          </table:table-cell>
          <table:table-cell office:value-type="float" office:value="1352.26" calcext:value-type="float">
            <text:p>1352.26</text:p>
          </table:table-cell>
          <table:table-cell office:value-type="float" office:value="0.485667" calcext:value-type="float">
            <text:p>0.485667</text:p>
          </table:table-cell>
          <table:table-cell office:value-type="float" office:value="2730.56" calcext:value-type="float">
            <text:p>2730.56</text:p>
          </table:table-cell>
          <table:table-cell office:value-type="float" office:value="1439.2" calcext:value-type="float">
            <text:p>1439.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95]-[.M77];2)" office:value-type="float" office:value="0.000657940455122501" calcext:value-type="float">
            <text:p>0.0006579405</text:p>
          </table:table-cell>
          <table:table-cell/>
          <table:table-cell table:formula="of:=POWER([.D105]-[.M78];2)" office:value-type="float" office:value="0.01445479602961" calcext:value-type="float">
            <text:p>0.014454796</text:p>
          </table:table-cell>
          <table:table-cell/>
          <table:table-cell table:formula="of:=POWER([.D115]-[.M79];2)" office:value-type="float" office:value="0.000204864831610002" calcext:value-type="float">
            <text:p>0.0002048648</text:p>
          </table:table-cell>
          <table:table-cell/>
          <table:table-cell table:formula="of:=POWER([.D125]-[.M80];2)" office:value-type="float" office:value="0.0518072225439997" calcext:value-type="float">
            <text:p>0.0518072225</text:p>
          </table:table-cell>
          <table:table-cell/>
          <table:table-cell table:formula="of:=POWER([.D135]-[.M81];2)" office:value-type="float" office:value="0.244865635921" calcext:value-type="float">
            <text:p>0.2448656359</text:p>
          </table:table-cell>
          <table:table-cell/>
          <table:table-cell table:formula="of:=POWER([.D145]-[.M82];2)" office:value-type="float" office:value="1.839742289641" calcext:value-type="float">
            <text:p>1.8397422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5974" calcext:value-type="float">
            <text:p>4.95974</text:p>
          </table:table-cell>
          <table:table-cell office:value-type="float" office:value="1480.53" calcext:value-type="float">
            <text:p>1480.53</text:p>
          </table:table-cell>
          <table:table-cell office:value-type="float" office:value="0.572308" calcext:value-type="float">
            <text:p>0.572308</text:p>
          </table:table-cell>
          <table:table-cell office:value-type="float" office:value="3588.48" calcext:value-type="float">
            <text:p>3588.48</text:p>
          </table:table-cell>
          <table:table-cell office:value-type="float" office:value="1486.19" calcext:value-type="float">
            <text:p>1486.1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0307" calcext:value-type="float">
            <text:p>3.30307</text:p>
          </table:table-cell>
          <table:table-cell office:value-type="float" office:value="1390.26" calcext:value-type="float">
            <text:p>1390.26</text:p>
          </table:table-cell>
          <table:table-cell office:value-type="float" office:value="0.600001" calcext:value-type="float">
            <text:p>0.600001</text:p>
          </table:table-cell>
          <table:table-cell office:value-type="float" office:value="3424.8" calcext:value-type="float">
            <text:p>3424.8</text:p>
          </table:table-cell>
          <table:table-cell office:value-type="float" office:value="1449.79" calcext:value-type="float">
            <text:p>1449.79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3512" calcext:value-type="float">
            <text:p>2.53512</text:p>
          </table:table-cell>
          <table:table-cell office:value-type="float" office:value="1286.99" calcext:value-type="float">
            <text:p>1286.99</text:p>
          </table:table-cell>
          <table:table-cell office:value-type="float" office:value="0.393942" calcext:value-type="float">
            <text:p>0.393942</text:p>
          </table:table-cell>
          <table:table-cell office:value-type="float" office:value="3371.97" calcext:value-type="float">
            <text:p>3371.97</text:p>
          </table:table-cell>
          <table:table-cell office:value-type="float" office:value="1300.35" calcext:value-type="float">
            <text:p>1300.3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5185" calcext:value-type="float">
            <text:p>4.45185</text:p>
          </table:table-cell>
          <table:table-cell office:value-type="float" office:value="1357.61" calcext:value-type="float">
            <text:p>1357.61</text:p>
          </table:table-cell>
          <table:table-cell office:value-type="float" office:value="0.323818" calcext:value-type="float">
            <text:p>0.323818</text:p>
          </table:table-cell>
          <table:table-cell office:value-type="float" office:value="3200.29" calcext:value-type="float">
            <text:p>3200.29</text:p>
          </table:table-cell>
          <table:table-cell office:value-type="float" office:value="1364.44" calcext:value-type="float">
            <text:p>1364.4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7187" calcext:value-type="float">
            <text:p>0.907187</text:p>
          </table:table-cell>
          <table:table-cell office:value-type="float" office:value="1314.24" calcext:value-type="float">
            <text:p>1314.24</text:p>
          </table:table-cell>
          <table:table-cell office:value-type="float" office:value="0.246913" calcext:value-type="float">
            <text:p>0.246913</text:p>
          </table:table-cell>
          <table:table-cell office:value-type="float" office:value="3624.9" calcext:value-type="float">
            <text:p>3624.9</text:p>
          </table:table-cell>
          <table:table-cell office:value-type="float" office:value="1369.21" calcext:value-type="float">
            <text:p>1369.2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9158" calcext:value-type="float">
            <text:p>1.59158</text:p>
          </table:table-cell>
          <table:table-cell office:value-type="float" office:value="1326.96" calcext:value-type="float">
            <text:p>1326.96</text:p>
          </table:table-cell>
          <table:table-cell office:value-type="float" office:value="0.623597" calcext:value-type="float">
            <text:p>0.623597</text:p>
          </table:table-cell>
          <table:table-cell office:value-type="float" office:value="2912.42" calcext:value-type="float">
            <text:p>2912.42</text:p>
          </table:table-cell>
          <table:table-cell office:value-type="float" office:value="1401.77" calcext:value-type="float">
            <text:p>1401.7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938.45" calcext:value-type="float">
            <text:p>1938.45</text:p>
          </table:table-cell>
          <table:table-cell office:value-type="float" office:value="1.23766" calcext:value-type="float">
            <text:p>1.23766</text:p>
          </table:table-cell>
          <table:table-cell office:value-type="float" office:value="5811.26" calcext:value-type="float">
            <text:p>5811.26</text:p>
          </table:table-cell>
          <table:table-cell office:value-type="float" office:value="2153.86" calcext:value-type="float">
            <text:p>2153.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2054.59" calcext:value-type="float">
            <text:p>2054.59</text:p>
          </table:table-cell>
          <table:table-cell office:value-type="float" office:value="1.80236" calcext:value-type="float">
            <text:p>1.80236</text:p>
          </table:table-cell>
          <table:table-cell office:value-type="float" office:value="5963.28" calcext:value-type="float">
            <text:p>5963.28</text:p>
          </table:table-cell>
          <table:table-cell office:value-type="float" office:value="2270.74" calcext:value-type="float">
            <text:p>2270.7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8121" calcext:value-type="float">
            <text:p>16.8121</text:p>
          </table:table-cell>
          <table:table-cell office:value-type="float" office:value="2072.26" calcext:value-type="float">
            <text:p>2072.26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6003.44" calcext:value-type="float">
            <text:p>6003.44</text:p>
          </table:table-cell>
          <table:table-cell office:value-type="float" office:value="2265.86" calcext:value-type="float">
            <text:p>2265.8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66227" calcext:value-type="float">
            <text:p>9.66227</text:p>
          </table:table-cell>
          <table:table-cell office:value-type="float" office:value="2028.18" calcext:value-type="float">
            <text:p>2028.18</text:p>
          </table:table-cell>
          <table:table-cell office:value-type="float" office:value="1.74668" calcext:value-type="float">
            <text:p>1.74668</text:p>
          </table:table-cell>
          <table:table-cell office:value-type="float" office:value="7144.97" calcext:value-type="float">
            <text:p>7144.97</text:p>
          </table:table-cell>
          <table:table-cell office:value-type="float" office:value="2253.55" calcext:value-type="float">
            <text:p>2253.5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1532" calcext:value-type="float">
            <text:p>9.41532</text:p>
          </table:table-cell>
          <table:table-cell office:value-type="float" office:value="2125.22" calcext:value-type="float">
            <text:p>2125.22</text:p>
          </table:table-cell>
          <table:table-cell office:value-type="float" office:value="1.58526" calcext:value-type="float">
            <text:p>1.58526</text:p>
          </table:table-cell>
          <table:table-cell office:value-type="float" office:value="5936.76" calcext:value-type="float">
            <text:p>5936.76</text:p>
          </table:table-cell>
          <table:table-cell office:value-type="float" office:value="2308.41" calcext:value-type="float">
            <text:p>2308.41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172" calcext:value-type="float">
            <text:p>10.0172</text:p>
          </table:table-cell>
          <table:table-cell office:value-type="float" office:value="2137" calcext:value-type="float">
            <text:p>2137</text:p>
          </table:table-cell>
          <table:table-cell office:value-type="float" office:value="0.991664" calcext:value-type="float">
            <text:p>0.991664</text:p>
          </table:table-cell>
          <table:table-cell office:value-type="float" office:value="6489.48" calcext:value-type="float">
            <text:p>6489.48</text:p>
          </table:table-cell>
          <table:table-cell office:value-type="float" office:value="2316.75" calcext:value-type="float">
            <text:p>2316.75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5188" calcext:value-type="float">
            <text:p>17.5188</text:p>
          </table:table-cell>
          <table:table-cell office:value-type="float" office:value="1922.82" calcext:value-type="float">
            <text:p>1922.82</text:p>
          </table:table-cell>
          <table:table-cell office:value-type="float" office:value="0.900942" calcext:value-type="float">
            <text:p>0.900942</text:p>
          </table:table-cell>
          <table:table-cell office:value-type="float" office:value="5852.49" calcext:value-type="float">
            <text:p>5852.49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7961" calcext:value-type="float">
            <text:p>9.87961</text:p>
          </table:table-cell>
          <table:table-cell office:value-type="float" office:value="2222.1" calcext:value-type="float">
            <text:p>2222.1</text:p>
          </table:table-cell>
          <table:table-cell office:value-type="float" office:value="1.01668" calcext:value-type="float">
            <text:p>1.01668</text:p>
          </table:table-cell>
          <table:table-cell office:value-type="float" office:value="6816.23" calcext:value-type="float">
            <text:p>6816.23</text:p>
          </table:table-cell>
          <table:table-cell office:value-type="float" office:value="2393.37" calcext:value-type="float">
            <text:p>2393.37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84" calcext:value-type="float">
            <text:p>12.3084</text:p>
          </table:table-cell>
          <table:table-cell office:value-type="float" office:value="2244.06" calcext:value-type="float">
            <text:p>2244.06</text:p>
          </table:table-cell>
          <table:table-cell office:value-type="float" office:value="0.970203" calcext:value-type="float">
            <text:p>0.970203</text:p>
          </table:table-cell>
          <table:table-cell office:value-type="float" office:value="7103.16" calcext:value-type="float">
            <text:p>7103.16</text:p>
          </table:table-cell>
          <table:table-cell office:value-type="float" office:value="2430.58" calcext:value-type="float">
            <text:p>2430.58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27" calcext:value-type="float">
            <text:p>12.3027</text:p>
          </table:table-cell>
          <table:table-cell office:value-type="float" office:value="2074.59" calcext:value-type="float">
            <text:p>2074.59</text:p>
          </table:table-cell>
          <table:table-cell office:value-type="float" office:value="1.31189" calcext:value-type="float">
            <text:p>1.31189</text:p>
          </table:table-cell>
          <table:table-cell office:value-type="float" office:value="6231.15" calcext:value-type="float">
            <text:p>6231.15</text:p>
          </table:table-cell>
          <table:table-cell office:value-type="float" office:value="2311.07" calcext:value-type="float">
            <text:p>2311.07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389" calcext:value-type="float">
            <text:p>22.8389</text:p>
          </table:table-cell>
          <table:table-cell office:value-type="float" office:value="2743.71" calcext:value-type="float">
            <text:p>2743.71</text:p>
          </table:table-cell>
          <table:table-cell office:value-type="float" office:value="2.41116" calcext:value-type="float">
            <text:p>2.41116</text:p>
          </table:table-cell>
          <table:table-cell office:value-type="float" office:value="9781.26" calcext:value-type="float">
            <text:p>9781.26</text:p>
          </table:table-cell>
          <table:table-cell office:value-type="float" office:value="3370.01" calcext:value-type="float">
            <text:p>3370.0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0357" calcext:value-type="float">
            <text:p>25.0357</text:p>
          </table:table-cell>
          <table:table-cell office:value-type="float" office:value="2823.72" calcext:value-type="float">
            <text:p>2823.72</text:p>
          </table:table-cell>
          <table:table-cell office:value-type="float" office:value="2.77944" calcext:value-type="float">
            <text:p>2.77944</text:p>
          </table:table-cell>
          <table:table-cell office:value-type="float" office:value="10369.3" calcext:value-type="float">
            <text:p>10369.3</text:p>
          </table:table-cell>
          <table:table-cell office:value-type="float" office:value="3199.49" calcext:value-type="float">
            <text:p>3199.4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3828" calcext:value-type="float">
            <text:p>26.3828</text:p>
          </table:table-cell>
          <table:table-cell office:value-type="float" office:value="2693.53" calcext:value-type="float">
            <text:p>2693.53</text:p>
          </table:table-cell>
          <table:table-cell office:value-type="float" office:value="1.89064" calcext:value-type="float">
            <text:p>1.89064</text:p>
          </table:table-cell>
          <table:table-cell office:value-type="float" office:value="11505.8" calcext:value-type="float">
            <text:p>11505.8</text:p>
          </table:table-cell>
          <table:table-cell office:value-type="float" office:value="3237.77" calcext:value-type="float">
            <text:p>3237.7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198" calcext:value-type="float">
            <text:p>25.4198</text:p>
          </table:table-cell>
          <table:table-cell office:value-type="float" office:value="3005.86" calcext:value-type="float">
            <text:p>3005.86</text:p>
          </table:table-cell>
          <table:table-cell office:value-type="float" office:value="2.37844" calcext:value-type="float">
            <text:p>2.37844</text:p>
          </table:table-cell>
          <table:table-cell office:value-type="float" office:value="10372.8" calcext:value-type="float">
            <text:p>10372.8</text:p>
          </table:table-cell>
          <table:table-cell office:value-type="float" office:value="3469.05" calcext:value-type="float">
            <text:p>3469.0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3528" calcext:value-type="float">
            <text:p>24.3528</text:p>
          </table:table-cell>
          <table:table-cell office:value-type="float" office:value="2996.1" calcext:value-type="float">
            <text:p>2996.1</text:p>
          </table:table-cell>
          <table:table-cell office:value-type="float" office:value="2.33345" calcext:value-type="float">
            <text:p>2.33345</text:p>
          </table:table-cell>
          <table:table-cell office:value-type="float" office:value="9832.99" calcext:value-type="float">
            <text:p>9832.99</text:p>
          </table:table-cell>
          <table:table-cell office:value-type="float" office:value="3447.7" calcext:value-type="float">
            <text:p>3447.7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567" calcext:value-type="float">
            <text:p>29.9567</text:p>
          </table:table-cell>
          <table:table-cell office:value-type="float" office:value="2885.1" calcext:value-type="float">
            <text:p>2885.1</text:p>
          </table:table-cell>
          <table:table-cell office:value-type="float" office:value="1.6584" calcext:value-type="float">
            <text:p>1.6584</text:p>
          </table:table-cell>
          <table:table-cell office:value-type="float" office:value="9067.29" calcext:value-type="float">
            <text:p>9067.29</text:p>
          </table:table-cell>
          <table:table-cell office:value-type="float" office:value="3165.98" calcext:value-type="float">
            <text:p>3165.9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764" calcext:value-type="float">
            <text:p>20.764</text:p>
          </table:table-cell>
          <table:table-cell office:value-type="float" office:value="2509.93" calcext:value-type="float">
            <text:p>2509.93</text:p>
          </table:table-cell>
          <table:table-cell office:value-type="float" office:value="2.49506" calcext:value-type="float">
            <text:p>2.49506</text:p>
          </table:table-cell>
          <table:table-cell office:value-type="float" office:value="9660.58" calcext:value-type="float">
            <text:p>9660.58</text:p>
          </table:table-cell>
          <table:table-cell office:value-type="float" office:value="3189.45" calcext:value-type="float">
            <text:p>3189.4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1847" calcext:value-type="float">
            <text:p>34.1847</text:p>
          </table:table-cell>
          <table:table-cell office:value-type="float" office:value="2740.75" calcext:value-type="float">
            <text:p>2740.75</text:p>
          </table:table-cell>
          <table:table-cell office:value-type="float" office:value="2.38533" calcext:value-type="float">
            <text:p>2.38533</text:p>
          </table:table-cell>
          <table:table-cell office:value-type="float" office:value="9943.72" calcext:value-type="float">
            <text:p>9943.72</text:p>
          </table:table-cell>
          <table:table-cell office:value-type="float" office:value="3219.54" calcext:value-type="float">
            <text:p>3219.54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182" calcext:value-type="float">
            <text:p>38.2182</text:p>
          </table:table-cell>
          <table:table-cell office:value-type="float" office:value="2859.75" calcext:value-type="float">
            <text:p>2859.75</text:p>
          </table:table-cell>
          <table:table-cell office:value-type="float" office:value="1.42009" calcext:value-type="float">
            <text:p>1.42009</text:p>
          </table:table-cell>
          <table:table-cell office:value-type="float" office:value="10531.5" calcext:value-type="float">
            <text:p>10531.5</text:p>
          </table:table-cell>
          <table:table-cell office:value-type="float" office:value="3441.72" calcext:value-type="float">
            <text:p>3441.72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3225" calcext:value-type="float">
            <text:p>39.3225</text:p>
          </table:table-cell>
          <table:table-cell office:value-type="float" office:value="2851.17" calcext:value-type="float">
            <text:p>2851.17</text:p>
          </table:table-cell>
          <table:table-cell office:value-type="float" office:value="2.44757" calcext:value-type="float">
            <text:p>2.44757</text:p>
          </table:table-cell>
          <table:table-cell office:value-type="float" office:value="9855.32" calcext:value-type="float">
            <text:p>9855.32</text:p>
          </table:table-cell>
          <table:table-cell office:value-type="float" office:value="3296.09" calcext:value-type="float">
            <text:p>3296.09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934" calcext:value-type="float">
            <text:p>74.934</text:p>
          </table:table-cell>
          <table:table-cell office:value-type="float" office:value="4006.26" calcext:value-type="float">
            <text:p>4006.26</text:p>
          </table:table-cell>
          <table:table-cell office:value-type="float" office:value="3.50664" calcext:value-type="float">
            <text:p>3.50664</text:p>
          </table:table-cell>
          <table:table-cell office:value-type="float" office:value="15359.4" calcext:value-type="float">
            <text:p>15359.4</text:p>
          </table:table-cell>
          <table:table-cell office:value-type="float" office:value="4785.77" calcext:value-type="float">
            <text:p>4785.7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.954" calcext:value-type="float">
            <text:p>109.954</text:p>
          </table:table-cell>
          <table:table-cell office:value-type="float" office:value="3828.88" calcext:value-type="float">
            <text:p>3828.88</text:p>
          </table:table-cell>
          <table:table-cell office:value-type="float" office:value="3.75485" calcext:value-type="float">
            <text:p>3.75485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4540.55" calcext:value-type="float">
            <text:p>4540.5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5068" calcext:value-type="float">
            <text:p>36.5068</text:p>
          </table:table-cell>
          <table:table-cell office:value-type="float" office:value="3623.93" calcext:value-type="float">
            <text:p>3623.93</text:p>
          </table:table-cell>
          <table:table-cell office:value-type="float" office:value="2.7641" calcext:value-type="float">
            <text:p>2.7641</text:p>
          </table:table-cell>
          <table:table-cell office:value-type="float" office:value="15639.2" calcext:value-type="float">
            <text:p>15639.2</text:p>
          </table:table-cell>
          <table:table-cell office:value-type="float" office:value="4436.82" calcext:value-type="float">
            <text:p>4436.8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3249" calcext:value-type="float">
            <text:p>39.3249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2.50517" calcext:value-type="float">
            <text:p>2.50517</text:p>
          </table:table-cell>
          <table:table-cell office:value-type="float" office:value="14775.2" calcext:value-type="float">
            <text:p>14775.2</text:p>
          </table:table-cell>
          <table:table-cell office:value-type="float" office:value="4668.34" calcext:value-type="float">
            <text:p>4668.3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3135" calcext:value-type="float">
            <text:p>57.3135</text:p>
          </table:table-cell>
          <table:table-cell office:value-type="float" office:value="3671.81" calcext:value-type="float">
            <text:p>3671.81</text:p>
          </table:table-cell>
          <table:table-cell office:value-type="float" office:value="2.58638" calcext:value-type="float">
            <text:p>2.58638</text:p>
          </table:table-cell>
          <table:table-cell office:value-type="float" office:value="16139.5" calcext:value-type="float">
            <text:p>16139.5</text:p>
          </table:table-cell>
          <table:table-cell office:value-type="float" office:value="4342.87" calcext:value-type="float">
            <text:p>4342.8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4256" calcext:value-type="float">
            <text:p>40.4256</text:p>
          </table:table-cell>
          <table:table-cell office:value-type="float" office:value="3812.17" calcext:value-type="float">
            <text:p>3812.17</text:p>
          </table:table-cell>
          <table:table-cell office:value-type="float" office:value="2.91403" calcext:value-type="float">
            <text:p>2.91403</text:p>
          </table:table-cell>
          <table:table-cell office:value-type="float" office:value="16405.9" calcext:value-type="float">
            <text:p>16405.9</text:p>
          </table:table-cell>
          <table:table-cell office:value-type="float" office:value="4439" calcext:value-type="float">
            <text:p>4439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5064" calcext:value-type="float">
            <text:p>61.5064</text:p>
          </table:table-cell>
          <table:table-cell office:value-type="float" office:value="3748.96" calcext:value-type="float">
            <text:p>3748.96</text:p>
          </table:table-cell>
          <table:table-cell office:value-type="float" office:value="4.09845" calcext:value-type="float">
            <text:p>4.09845</text:p>
          </table:table-cell>
          <table:table-cell office:value-type="float" office:value="15926.9" calcext:value-type="float">
            <text:p>15926.9</text:p>
          </table:table-cell>
          <table:table-cell office:value-type="float" office:value="4594.41" calcext:value-type="float">
            <text:p>4594.4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2638" calcext:value-type="float">
            <text:p>42.2638</text:p>
          </table:table-cell>
          <table:table-cell office:value-type="float" office:value="3622.11" calcext:value-type="float">
            <text:p>3622.11</text:p>
          </table:table-cell>
          <table:table-cell office:value-type="float" office:value="1.7456" calcext:value-type="float">
            <text:p>1.7456</text:p>
          </table:table-cell>
          <table:table-cell office:value-type="float" office:value="15731.3" calcext:value-type="float">
            <text:p>15731.3</text:p>
          </table:table-cell>
          <table:table-cell office:value-type="float" office:value="4596.87" calcext:value-type="float">
            <text:p>4596.87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1766" calcext:value-type="float">
            <text:p>37.1766</text:p>
          </table:table-cell>
          <table:table-cell office:value-type="float" office:value="3688.92" calcext:value-type="float">
            <text:p>3688.92</text:p>
          </table:table-cell>
          <table:table-cell office:value-type="float" office:value="3.18507" calcext:value-type="float">
            <text:p>3.18507</text:p>
          </table:table-cell>
          <table:table-cell office:value-type="float" office:value="15705.7" calcext:value-type="float">
            <text:p>15705.7</text:p>
          </table:table-cell>
          <table:table-cell office:value-type="float" office:value="4404" calcext:value-type="float">
            <text:p>4404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5447" calcext:value-type="float">
            <text:p>40.5447</text:p>
          </table:table-cell>
          <table:table-cell office:value-type="float" office:value="3816.36" calcext:value-type="float">
            <text:p>3816.36</text:p>
          </table:table-cell>
          <table:table-cell office:value-type="float" office:value="3.55652" calcext:value-type="float">
            <text:p>3.55652</text:p>
          </table:table-cell>
          <table:table-cell office:value-type="float" office:value="16062.5" calcext:value-type="float">
            <text:p>16062.5</text:p>
          </table:table-cell>
          <table:table-cell office:value-type="float" office:value="4873.87" calcext:value-type="float">
            <text:p>4873.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2951" calcext:value-type="float">
            <text:p>67.2951</text:p>
          </table:table-cell>
          <table:table-cell office:value-type="float" office:value="4795.51" calcext:value-type="float">
            <text:p>4795.51</text:p>
          </table:table-cell>
          <table:table-cell office:value-type="float" office:value="3.83438" calcext:value-type="float">
            <text:p>3.83438</text:p>
          </table:table-cell>
          <table:table-cell office:value-type="float" office:value="20008.4" calcext:value-type="float">
            <text:p>20008.4</text:p>
          </table:table-cell>
          <table:table-cell office:value-type="float" office:value="5991.87" calcext:value-type="float">
            <text:p>5991.8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9014" calcext:value-type="float">
            <text:p>96.9014</text:p>
          </table:table-cell>
          <table:table-cell office:value-type="float" office:value="4312.75" calcext:value-type="float">
            <text:p>4312.75</text:p>
          </table:table-cell>
          <table:table-cell office:value-type="float" office:value="3.44689" calcext:value-type="float">
            <text:p>3.44689</text:p>
          </table:table-cell>
          <table:table-cell office:value-type="float" office:value="23378.8" calcext:value-type="float">
            <text:p>23378.8</text:p>
          </table:table-cell>
          <table:table-cell office:value-type="float" office:value="5636.52" calcext:value-type="float">
            <text:p>5636.5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.6556" calcext:value-type="float">
            <text:p>89.6556</text:p>
          </table:table-cell>
          <table:table-cell office:value-type="float" office:value="4659.48" calcext:value-type="float">
            <text:p>4659.48</text:p>
          </table:table-cell>
          <table:table-cell office:value-type="float" office:value="3.2355" calcext:value-type="float">
            <text:p>3.2355</text:p>
          </table:table-cell>
          <table:table-cell office:value-type="float" office:value="20289" calcext:value-type="float">
            <text:p>20289</text:p>
          </table:table-cell>
          <table:table-cell office:value-type="float" office:value="6122.96" calcext:value-type="float">
            <text:p>6122.9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.026" calcext:value-type="float">
            <text:p>116.026</text:p>
          </table:table-cell>
          <table:table-cell office:value-type="float" office:value="4637.4" calcext:value-type="float">
            <text:p>4637.4</text:p>
          </table:table-cell>
          <table:table-cell office:value-type="float" office:value="6.04952" calcext:value-type="float">
            <text:p>6.04952</text:p>
          </table:table-cell>
          <table:table-cell office:value-type="float" office:value="21789.6" calcext:value-type="float">
            <text:p>21789.6</text:p>
          </table:table-cell>
          <table:table-cell office:value-type="float" office:value="5816.92" calcext:value-type="float">
            <text:p>5816.9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4839.7" calcext:value-type="float">
            <text:p>4839.7</text:p>
          </table:table-cell>
          <table:table-cell office:value-type="float" office:value="5.93701" calcext:value-type="float">
            <text:p>5.93701</text:p>
          </table:table-cell>
          <table:table-cell office:value-type="float" office:value="21524.3" calcext:value-type="float">
            <text:p>21524.3</text:p>
          </table:table-cell>
          <table:table-cell office:value-type="float" office:value="6312.3" calcext:value-type="float">
            <text:p>6312.3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001" calcext:value-type="float">
            <text:p>166.001</text:p>
          </table:table-cell>
          <table:table-cell office:value-type="float" office:value="4795.8" calcext:value-type="float">
            <text:p>4795.8</text:p>
          </table:table-cell>
          <table:table-cell office:value-type="float" office:value="3.90572" calcext:value-type="float">
            <text:p>3.90572</text:p>
          </table:table-cell>
          <table:table-cell office:value-type="float" office:value="20305" calcext:value-type="float">
            <text:p>20305</text:p>
          </table:table-cell>
          <table:table-cell office:value-type="float" office:value="6004.32" calcext:value-type="float">
            <text:p>6004.32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4520.32" calcext:value-type="float">
            <text:p>4520.32</text:p>
          </table:table-cell>
          <table:table-cell office:value-type="float" office:value="5.74662" calcext:value-type="float">
            <text:p>5.74662</text:p>
          </table:table-cell>
          <table:table-cell office:value-type="float" office:value="21988.5" calcext:value-type="float">
            <text:p>21988.5</text:p>
          </table:table-cell>
          <table:table-cell office:value-type="float" office:value="5604.44" calcext:value-type="float">
            <text:p>5604.44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.986" calcext:value-type="float">
            <text:p>117.986</text:p>
          </table:table-cell>
          <table:table-cell office:value-type="float" office:value="4767.63" calcext:value-type="float">
            <text:p>4767.63</text:p>
          </table:table-cell>
          <table:table-cell office:value-type="float" office:value="4.5846" calcext:value-type="float">
            <text:p>4.5846</text:p>
          </table:table-cell>
          <table:table-cell office:value-type="float" office:value="21921.4" calcext:value-type="float">
            <text:p>21921.4</text:p>
          </table:table-cell>
          <table:table-cell office:value-type="float" office:value="5868.29" calcext:value-type="float">
            <text:p>5868.29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4697.83" calcext:value-type="float">
            <text:p>4697.83</text:p>
          </table:table-cell>
          <table:table-cell office:value-type="float" office:value="5.25179" calcext:value-type="float">
            <text:p>5.25179</text:p>
          </table:table-cell>
          <table:table-cell office:value-type="float" office:value="22133.1" calcext:value-type="float">
            <text:p>22133.1</text:p>
          </table:table-cell>
          <table:table-cell office:value-type="float" office:value="5896.36" calcext:value-type="float">
            <text:p>5896.36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.998" calcext:value-type="float">
            <text:p>135.998</text:p>
          </table:table-cell>
          <table:table-cell office:value-type="float" office:value="4716.36" calcext:value-type="float">
            <text:p>4716.36</text:p>
          </table:table-cell>
          <table:table-cell office:value-type="float" office:value="6.17286" calcext:value-type="float">
            <text:p>6.17286</text:p>
          </table:table-cell>
          <table:table-cell office:value-type="float" office:value="23736.1" calcext:value-type="float">
            <text:p>23736.1</text:p>
          </table:table-cell>
          <table:table-cell office:value-type="float" office:value="6095.67" calcext:value-type="float">
            <text:p>6095.67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3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237" calcext:value-type="float">
            <text:p>0.053237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0.0123768" calcext:value-type="float">
            <text:p>0.0123768</text:p>
          </table:table-cell>
          <table:table-cell office:value-type="float" office:value="1959.65" calcext:value-type="float">
            <text:p>1959.65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151:.B160])/10)" office:value-type="float" office:value="0.06874169" calcext:value-type="float">
            <text:p>0.06874169</text:p>
          </table:table-cell>
          <table:table-cell table:formula="of:=(SUM([.D151:.D160])/10)" office:value-type="float" office:value="0.01385608" calcext:value-type="float">
            <text:p>0.01385608</text:p>
          </table:table-cell>
          <table:table-cell table:formula="of:=(SUM([.C151:.C160])/10)" office:value-type="float" office:value="1464.527" calcext:value-type="float">
            <text:p>1464.527</text:p>
          </table:table-cell>
          <table:table-cell table:formula="of:=(SUM([.F151:.F160])/10)" office:value-type="float" office:value="1464.527" calcext:value-type="float">
            <text:p>1464.527</text:p>
          </table:table-cell>
          <table:table-cell/>
          <table:table-cell table:formula="of:=POWER([.D151]-[.M151];2)" office:value-type="float" office:value="0.00000218826931839999" calcext:value-type="float">
            <text:p>2.18826931839999E-006</text:p>
          </table:table-cell>
          <table:table-cell/>
          <table:table-cell table:formula="of:=SQRT((SUM([.Q151:.Q160]))/10)" office:value-type="float" office:value="0.0015598441728583" calcext:value-type="float">
            <text:p>0.00155984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602" calcext:value-type="float">
            <text:p>0.146602</text:p>
          </table:table-cell>
          <table:table-cell office:value-type="float" office:value="1361.1" calcext:value-type="float">
            <text:p>1361.1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1609.7" calcext:value-type="float">
            <text:p>1609.7</text:p>
          </table:table-cell>
          <table:table-cell office:value-type="float" office:value="1361.1" calcext:value-type="float">
            <text:p>1361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161:.B170])/10)" office:value-type="float" office:value="0.4776156" calcext:value-type="float">
            <text:p>0.4776156</text:p>
          </table:table-cell>
          <table:table-cell table:formula="of:=(SUM([.D161:.D170])/10)" office:value-type="float" office:value="0.12082512" calcext:value-type="float">
            <text:p>0.12082512</text:p>
          </table:table-cell>
          <table:table-cell table:formula="of:=(SUM([.C161:.C170])/10)" office:value-type="float" office:value="1922.696" calcext:value-type="float">
            <text:p>1922.696</text:p>
          </table:table-cell>
          <table:table-cell table:formula="of:=(SUM([.F161:.F170])/10)" office:value-type="float" office:value="1924.274" calcext:value-type="float">
            <text:p>1924.274</text:p>
          </table:table-cell>
          <table:table-cell/>
          <table:table-cell table:formula="of:=POWER([.D152]-[.M151];2)" office:value-type="float" office:value="0.0000017399720464" calcext:value-type="float">
            <text:p>0.00000174</text:p>
          </table:table-cell>
          <table:table-cell/>
          <table:table-cell table:formula="of:=SQRT((SUM([.Q165:.Q174]))/10)" office:value-type="float" office:value="0.0297766263362658" calcext:value-type="float">
            <text:p>0.02977662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6048" calcext:value-type="float">
            <text:p>0.0996048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1601.93" calcext:value-type="float">
            <text:p>1601.93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171:.B180])/10)" office:value-type="float" office:value="3.1744434" calcext:value-type="float">
            <text:p>3.1744434</text:p>
          </table:table-cell>
          <table:table-cell table:formula="of:=(SUM([.D171:.D180])/10)" office:value-type="float" office:value="0.4507766" calcext:value-type="float">
            <text:p>0.4507766</text:p>
          </table:table-cell>
          <table:table-cell table:formula="of:=(SUM([.C171:.C180])/10)" office:value-type="float" office:value="2281.542" calcext:value-type="float">
            <text:p>2281.542</text:p>
          </table:table-cell>
          <table:table-cell table:formula="of:=(SUM([.F171:.F180])/10)" office:value-type="float" office:value="2386.97" calcext:value-type="float">
            <text:p>2386.97</text:p>
          </table:table-cell>
          <table:table-cell/>
          <table:table-cell table:formula="of:=POWER([.D153]-[.M151];2)" office:value-type="float" office:value="0.000000370978446399998" calcext:value-type="float">
            <text:p>0.000000371</text:p>
          </table:table-cell>
          <table:table-cell/>
          <table:table-cell table:formula="of:=SQRT((SUM([.S165:.S174]))/10)" office:value-type="float" office:value="0.149853569115453" calcext:value-type="float">
            <text:p>0.14985356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3879" calcext:value-type="float">
            <text:p>0.0623879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0.0125589" calcext:value-type="float">
            <text:p>0.0125589</text:p>
          </table:table-cell>
          <table:table-cell office:value-type="float" office:value="1487" calcext:value-type="float">
            <text:p>1487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181:.B190])/10)" office:value-type="float" office:value="11.220887" calcext:value-type="float">
            <text:p>11.220887</text:p>
          </table:table-cell>
          <table:table-cell table:formula="of:=(SUM([.D181:.D190])/10)" office:value-type="float" office:value="1.4146811" calcext:value-type="float">
            <text:p>1.4146811</text:p>
          </table:table-cell>
          <table:table-cell table:formula="of:=(SUM([.C181:.C190])/10)" office:value-type="float" office:value="2610.768" calcext:value-type="float">
            <text:p>2610.768</text:p>
          </table:table-cell>
          <table:table-cell table:formula="of:=(SUM([.F181:.F190])/10)" office:value-type="float" office:value="2843.747" calcext:value-type="float">
            <text:p>2843.747</text:p>
          </table:table-cell>
          <table:table-cell/>
          <table:table-cell table:formula="of:=POWER([.D154]-[.M151];2)" office:value-type="float" office:value="0.0000016826759524" calcext:value-type="float">
            <text:p>1.6826759524E-006</text:p>
          </table:table-cell>
          <table:table-cell/>
          <table:table-cell table:formula="of:=SQRT((SUM([.U165:.U174]))/10)" office:value-type="float" office:value="0.240860067003416" calcext:value-type="float">
            <text:p>0.2408600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414" calcext:value-type="float">
            <text:p>0.058414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0.0148079" calcext:value-type="float">
            <text:p>0.0148079</text:p>
          </table:table-cell>
          <table:table-cell office:value-type="float" office:value="1684.62" calcext:value-type="float">
            <text:p>1684.62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191:.B200])/10)" office:value-type="float" office:value="26.30028" calcext:value-type="float">
            <text:p>26.30028</text:p>
          </table:table-cell>
          <table:table-cell table:formula="of:=(SUM([.D191:.D200])/10)" office:value-type="float" office:value="2.275578" calcext:value-type="float">
            <text:p>2.275578</text:p>
          </table:table-cell>
          <table:table-cell table:formula="of:=(SUM([.C191:.C200])/10)" office:value-type="float" office:value="2871.532" calcext:value-type="float">
            <text:p>2871.532</text:p>
          </table:table-cell>
          <table:table-cell table:formula="of:=(SUM([.F191:.F200])/10)" office:value-type="float" office:value="3360.069" calcext:value-type="float">
            <text:p>3360.069</text:p>
          </table:table-cell>
          <table:table-cell/>
          <table:table-cell table:formula="of:=POWER([.D155]-[.M151];2)" office:value-type="float" office:value="0.000000905961312400002" calcext:value-type="float">
            <text:p>0.000000906</text:p>
          </table:table-cell>
          <table:table-cell/>
          <table:table-cell table:formula="of:=SQRT((SUM([.W165:.W174]))/10)" office:value-type="float" office:value="0.284907567179252" calcext:value-type="float">
            <text:p>0.28490756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5571" calcext:value-type="float">
            <text:p>0.0345571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0.0140851" calcext:value-type="float">
            <text:p>0.0140851</text:p>
          </table:table-cell>
          <table:table-cell office:value-type="float" office:value="1688.99" calcext:value-type="float">
            <text:p>1688.99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201:.B210])/10)" office:value-type="float" office:value="45.71058" calcext:value-type="float">
            <text:p>45.71058</text:p>
          </table:table-cell>
          <table:table-cell table:formula="of:=(SUM([.D201:.D210])/10)" office:value-type="float" office:value="2.853317" calcext:value-type="float">
            <text:p>2.853317</text:p>
          </table:table-cell>
          <table:table-cell table:formula="of:=(SUM([.C201:.C210])/10)" office:value-type="float" office:value="3097.348" calcext:value-type="float">
            <text:p>3097.348</text:p>
          </table:table-cell>
          <table:table-cell table:formula="of:=(SUM([.F201:.F210])/10)" office:value-type="float" office:value="3801.827" calcext:value-type="float">
            <text:p>3801.827</text:p>
          </table:table-cell>
          <table:table-cell/>
          <table:table-cell table:formula="of:=POWER([.D156]-[.M151];2)" office:value-type="float" office:value="0.0000000524501604000008" calcext:value-type="float">
            <text:p>5.24501604000008E-008</text:p>
          </table:table-cell>
          <table:table-cell/>
          <table:table-cell table:formula="of:=SQRT((SUM([.Y165:.Y174]))/10)" office:value-type="float" office:value="0.667196412281271" calcext:value-type="float">
            <text:p>0.66719641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9421" calcext:value-type="float">
            <text:p>0.0519421</text:p>
          </table:table-cell>
          <table:table-cell office:value-type="float" office:value="1377.1" calcext:value-type="float">
            <text:p>1377.1</text:p>
          </table:table-cell>
          <table:table-cell office:value-type="float" office:value="0.0136631" calcext:value-type="float">
            <text:p>0.0136631</text:p>
          </table:table-cell>
          <table:table-cell office:value-type="float" office:value="1753.7" calcext:value-type="float">
            <text:p>1753.7</text:p>
          </table:table-cell>
          <table:table-cell office:value-type="float" office:value="1377.1" calcext:value-type="float">
            <text:p>1377.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211:.B220])/10)" office:value-type="float" office:value="137.91201" calcext:value-type="float">
            <text:p>137.91201</text:p>
          </table:table-cell>
          <table:table-cell table:formula="of:=(SUM([.D211:.D220])/10)" office:value-type="float" office:value="4.593297" calcext:value-type="float">
            <text:p>4.593297</text:p>
          </table:table-cell>
          <table:table-cell table:formula="of:=(SUM([.C211:.C220])/10)" office:value-type="float" office:value="3280.665" calcext:value-type="float">
            <text:p>3280.665</text:p>
          </table:table-cell>
          <table:table-cell table:formula="of:=(SUM([.F211:.F220])/10)" office:value-type="float" office:value="4176.606" calcext:value-type="float">
            <text:p>4176.606</text:p>
          </table:table-cell>
          <table:table-cell/>
          <table:table-cell table:formula="of:=POWER([.D157]-[.M151];2)" office:value-type="float" office:value="0.0000000372412803999996" calcext:value-type="float">
            <text:p>3.72412803999996E-008</text:p>
          </table:table-cell>
          <table:table-cell/>
          <table:table-cell table:formula="of:=SQRT((SUM([.AA165:.AA174]))/10)" office:value-type="float" office:value="1.24991074843006" calcext:value-type="float">
            <text:p>1.2499107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8769" calcext:value-type="float">
            <text:p>0.0738769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0.0178959" calcext:value-type="float">
            <text:p>0.0178959</text:p>
          </table:table-cell>
          <table:table-cell office:value-type="float" office:value="1705.35" calcext:value-type="float">
            <text:p>1705.35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58]-[.M151];2)" office:value-type="float" office:value="0.0000163201456324" calcext:value-type="float">
            <text:p>1.63201456324E-00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7242" calcext:value-type="float">
            <text:p>0.0517242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1825.89" calcext:value-type="float">
            <text:p>1825.89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59]-[.M151];2)" office:value-type="float" office:value="0.000000290434766400002" calcext:value-type="float">
            <text:p>2.9043476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0709" calcext:value-type="float">
            <text:p>0.0550709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0.0129941" calcext:value-type="float">
            <text:p>0.0129941</text:p>
          </table:table-cell>
          <table:table-cell office:value-type="float" office:value="1687.91" calcext:value-type="float">
            <text:p>1687.91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60]-[.M151];2)" office:value-type="float" office:value="0.000000743009520399997" calcext:value-type="float">
            <text:p>0.0000007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83" calcext:value-type="float">
            <text:p>1.06683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3134.36" calcext:value-type="float">
            <text:p>3134.36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5237" calcext:value-type="float">
            <text:p>0.29523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0.0698972" calcext:value-type="float">
            <text:p>0.0698972</text:p>
          </table:table-cell>
          <table:table-cell office:value-type="float" office:value="2904.07" calcext:value-type="float">
            <text:p>2904.0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0358" calcext:value-type="float">
            <text:p>1.00358</text:p>
          </table:table-cell>
          <table:table-cell office:value-type="float" office:value="1873.6" calcext:value-type="float">
            <text:p>1873.6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3104.9" calcext:value-type="float">
            <text:p>3104.9</text:p>
          </table:table-cell>
          <table:table-cell office:value-type="float" office:value="1873.6" calcext:value-type="float">
            <text:p>1873.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0536" calcext:value-type="float">
            <text:p>0.330536</text:p>
          </table:table-cell>
          <table:table-cell office:value-type="float" office:value="1926.17" calcext:value-type="float">
            <text:p>1926.17</text:p>
          </table:table-cell>
          <table:table-cell office:value-type="float" office:value="0.166037" calcext:value-type="float">
            <text:p>0.166037</text:p>
          </table:table-cell>
          <table:table-cell office:value-type="float" office:value="3291.32" calcext:value-type="float">
            <text:p>3291.32</text:p>
          </table:table-cell>
          <table:table-cell office:value-type="float" office:value="1941.95" calcext:value-type="float">
            <text:p>1941.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1821" calcext:value-type="float">
            <text:p>0.361821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0.158198" calcext:value-type="float">
            <text:p>0.158198</text:p>
          </table:table-cell>
          <table:table-cell office:value-type="float" office:value="3593.97" calcext:value-type="float">
            <text:p>3593.97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161]-[.M152];2)" office:value-type="float" office:value="0.0013550408863744" calcext:value-type="float">
            <text:p>0.0013550409</text:p>
          </table:table-cell>
          <table:table-cell/>
          <table:table-cell table:formula="of:=POWER([.D171]-[.M153];2)" office:value-type="float" office:value="0.03637511015076" calcext:value-type="float">
            <text:p>0.0363751102</text:p>
          </table:table-cell>
          <table:table-cell/>
          <table:table-cell table:formula="of:=POWER([.D181]-[.M154];2)" office:value-type="float" office:value="0.18000409950721" calcext:value-type="float">
            <text:p>0.1800040995</text:p>
          </table:table-cell>
          <table:table-cell/>
          <table:table-cell table:formula="of:=POWER([.D191]-[.M155];2)" office:value-type="float" office:value="0.103181003524" calcext:value-type="float">
            <text:p>0.1031810035</text:p>
          </table:table-cell>
          <table:table-cell/>
          <table:table-cell table:formula="of:=POWER([.D201]-[.M156];2)" office:value-type="float" office:value="0.119375087049" calcext:value-type="float">
            <text:p>0.119375087</text:p>
          </table:table-cell>
          <table:table-cell/>
          <table:table-cell table:formula="of:=POWER([.D211]-[.M157];2)" office:value-type="float" office:value="2.121954496249" calcext:value-type="float">
            <text:p>2.1219544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3682.03" calcext:value-type="float">
            <text:p>3682.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162]-[.M152];2)" office:value-type="float" office:value="0.0025936530355264" calcext:value-type="float">
            <text:p>0.002593653</text:p>
          </table:table-cell>
          <table:table-cell/>
          <table:table-cell table:formula="of:=POWER([.D172]-[.M153];2)" office:value-type="float" office:value="0.00602523698175999" calcext:value-type="float">
            <text:p>0.006025237</text:p>
          </table:table-cell>
          <table:table-cell/>
          <table:table-cell table:formula="of:=POWER([.D182]-[.M154];2)" office:value-type="float" office:value="0.00308148222320999" calcext:value-type="float">
            <text:p>0.0030814822</text:p>
          </table:table-cell>
          <table:table-cell/>
          <table:table-cell table:formula="of:=POWER([.D192]-[.M155];2)" office:value-type="float" office:value="0.314218544704" calcext:value-type="float">
            <text:p>0.3142185447</text:p>
          </table:table-cell>
          <table:table-cell/>
          <table:table-cell table:formula="of:=POWER([.D202]-[.M156];2)" office:value-type="float" office:value="0.910198045849" calcext:value-type="float">
            <text:p>0.9101980458</text:p>
          </table:table-cell>
          <table:table-cell/>
          <table:table-cell table:formula="of:=POWER([.D212]-[.M157];2)" office:value-type="float" office:value="2.990315938009" calcext:value-type="float">
            <text:p>2.990315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3571" calcext:value-type="float">
            <text:p>0.223571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0.124006" calcext:value-type="float">
            <text:p>0.124006</text:p>
          </table:table-cell>
          <table:table-cell office:value-type="float" office:value="3196.25" calcext:value-type="float">
            <text:p>3196.25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163]-[.M152];2)" office:value-type="float" office:value="0.0006176278684944" calcext:value-type="float">
            <text:p>0.0006176279</text:p>
          </table:table-cell>
          <table:table-cell/>
          <table:table-cell table:formula="of:=POWER([.D173]-[.M153];2)" office:value-type="float" office:value="0.04905976923136" calcext:value-type="float">
            <text:p>0.0490597692</text:p>
          </table:table-cell>
          <table:table-cell/>
          <table:table-cell table:formula="of:=POWER([.D183]-[.M154];2)" office:value-type="float" office:value="0.0000889456472099963" calcext:value-type="float">
            <text:p>8.89456472099963E-005</text:p>
          </table:table-cell>
          <table:table-cell/>
          <table:table-cell table:formula="of:=POWER([.D193]-[.M155];2)" office:value-type="float" office:value="0.0163962903039999" calcext:value-type="float">
            <text:p>0.0163962903</text:p>
          </table:table-cell>
          <table:table-cell/>
          <table:table-cell table:formula="of:=POWER([.D203]-[.M156];2)" office:value-type="float" office:value="0.012572464129" calcext:value-type="float">
            <text:p>0.0125724641</text:p>
          </table:table-cell>
          <table:table-cell/>
          <table:table-cell table:formula="of:=POWER([.D213]-[.M157];2)" office:value-type="float" office:value="0.036707877649" calcext:value-type="float">
            <text:p>0.0367078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4234" calcext:value-type="float">
            <text:p>0.554234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0.120587" calcext:value-type="float">
            <text:p>0.120587</text:p>
          </table:table-cell>
          <table:table-cell office:value-type="float" office:value="3612.48" calcext:value-type="float">
            <text:p>3612.48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64]-[.M152];2)" office:value-type="float" office:value="0.0020441140931344" calcext:value-type="float">
            <text:p>0.0020441141</text:p>
          </table:table-cell>
          <table:table-cell/>
          <table:table-cell table:formula="of:=POWER([.D174]-[.M153];2)" office:value-type="float" office:value="0.00606956297475999" calcext:value-type="float">
            <text:p>0.006069563</text:p>
          </table:table-cell>
          <table:table-cell/>
          <table:table-cell table:formula="of:=POWER([.D184]-[.M154];2)" office:value-type="float" office:value="0.00687922606921" calcext:value-type="float">
            <text:p>0.0068792261</text:p>
          </table:table-cell>
          <table:table-cell/>
          <table:table-cell table:formula="of:=POWER([.D194]-[.M155];2)" office:value-type="float" office:value="0.191457003364" calcext:value-type="float">
            <text:p>0.1914570034</text:p>
          </table:table-cell>
          <table:table-cell/>
          <table:table-cell table:formula="of:=POWER([.D204]-[.M156];2)" office:value-type="float" office:value="0.168948127089" calcext:value-type="float">
            <text:p>0.1689481271</text:p>
          </table:table-cell>
          <table:table-cell/>
          <table:table-cell table:formula="of:=POWER([.D214]-[.M157];2)" office:value-type="float" office:value="0.0531703645689999" calcext:value-type="float">
            <text:p>0.05317036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4208" calcext:value-type="float">
            <text:p>0.614208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3453.2" calcext:value-type="float">
            <text:p>3453.2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65]-[.M152];2)" office:value-type="float" office:value="0.0013967321594944" calcext:value-type="float">
            <text:p>0.0013967322</text:p>
          </table:table-cell>
          <table:table-cell/>
          <table:table-cell table:formula="of:=POWER([.D175]-[.M153];2)" office:value-type="float" office:value="0.000519356752359998" calcext:value-type="float">
            <text:p>0.0005193568</text:p>
          </table:table-cell>
          <table:table-cell/>
          <table:table-cell table:formula="of:=POWER([.D185]-[.M154];2)" office:value-type="float" office:value="0.08767586142121" calcext:value-type="float">
            <text:p>0.0876758614</text:p>
          </table:table-cell>
          <table:table-cell/>
          <table:table-cell table:formula="of:=POWER([.D195]-[.M155];2)" office:value-type="float" office:value="0.126125840164" calcext:value-type="float">
            <text:p>0.1261258402</text:p>
          </table:table-cell>
          <table:table-cell/>
          <table:table-cell table:formula="of:=POWER([.D205]-[.M156];2)" office:value-type="float" office:value="0.461430828369" calcext:value-type="float">
            <text:p>0.4614308284</text:p>
          </table:table-cell>
          <table:table-cell/>
          <table:table-cell table:formula="of:=POWER([.D215]-[.M157];2)" office:value-type="float" office:value="2.803973693049" calcext:value-type="float">
            <text:p>2.803973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5736" calcext:value-type="float">
            <text:p>0.165736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0.114491" calcext:value-type="float">
            <text:p>0.114491</text:p>
          </table:table-cell>
          <table:table-cell office:value-type="float" office:value="3579.89" calcext:value-type="float">
            <text:p>3579.89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66]-[.M152];2)" office:value-type="float" office:value="0.0004008852892944" calcext:value-type="float">
            <text:p>0.0004008853</text:p>
          </table:table-cell>
          <table:table-cell/>
          <table:table-cell table:formula="of:=POWER([.D176]-[.M153];2)" office:value-type="float" office:value="0.03990581550736" calcext:value-type="float">
            <text:p>0.0399058155</text:p>
          </table:table-cell>
          <table:table-cell/>
          <table:table-cell table:formula="of:=POWER([.D186]-[.M154];2)" office:value-type="float" office:value="0.00212050119121002" calcext:value-type="float">
            <text:p>0.0021205012</text:p>
          </table:table-cell>
          <table:table-cell/>
          <table:table-cell table:formula="of:=POWER([.D196]-[.M155];2)" office:value-type="float" office:value="0.0114152129640001" calcext:value-type="float">
            <text:p>0.011415213</text:p>
          </table:table-cell>
          <table:table-cell/>
          <table:table-cell table:formula="of:=POWER([.D206]-[.M156];2)" office:value-type="float" office:value="0.058241616889" calcext:value-type="float">
            <text:p>0.0582416169</text:p>
          </table:table-cell>
          <table:table-cell/>
          <table:table-cell table:formula="of:=POWER([.D216]-[.M157];2)" office:value-type="float" office:value="1.349795505249" calcext:value-type="float">
            <text:p>1.34979550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201.89" calcext:value-type="float">
            <text:p>2201.89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6283.39" calcext:value-type="float">
            <text:p>6283.39</text:p>
          </table:table-cell>
          <table:table-cell office:value-type="float" office:value="2422.27" calcext:value-type="float">
            <text:p>2422.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167]-[.M152];2)" office:value-type="float" office:value="0.0000101179975744001" calcext:value-type="float">
            <text:p>0.000010118</text:p>
          </table:table-cell>
          <table:table-cell/>
          <table:table-cell table:formula="of:=POWER([.D177]-[.M153];2)" office:value-type="float" office:value="0.04619559267856" calcext:value-type="float">
            <text:p>0.0461955927</text:p>
          </table:table-cell>
          <table:table-cell/>
          <table:table-cell table:formula="of:=POWER([.D187]-[.M154];2)" office:value-type="float" office:value="0.00287391415921002" calcext:value-type="float">
            <text:p>0.0028739142</text:p>
          </table:table-cell>
          <table:table-cell/>
          <table:table-cell table:formula="of:=POWER([.D197]-[.M155];2)" office:value-type="float" office:value="0.037209638404" calcext:value-type="float">
            <text:p>0.0372096384</text:p>
          </table:table-cell>
          <table:table-cell/>
          <table:table-cell table:formula="of:=POWER([.D207]-[.M156];2)" office:value-type="float" office:value="0.534341994169" calcext:value-type="float">
            <text:p>0.5343419942</text:p>
          </table:table-cell>
          <table:table-cell/>
          <table:table-cell table:formula="of:=POWER([.D217]-[.M157];2)" office:value-type="float" office:value="0.683990199369" calcext:value-type="float">
            <text:p>0.6839901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2175.95" calcext:value-type="float">
            <text:p>2175.95</text:p>
          </table:table-cell>
          <table:table-cell office:value-type="float" office:value="0.528399" calcext:value-type="float">
            <text:p>0.528399</text:p>
          </table:table-cell>
          <table:table-cell office:value-type="float" office:value="5120.54" calcext:value-type="float">
            <text:p>5120.54</text:p>
          </table:table-cell>
          <table:table-cell office:value-type="float" office:value="2289.19" calcext:value-type="float">
            <text:p>2289.1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168]-[.M152];2)" office:value-type="float" office:value="0.0000000567011343999907" calcext:value-type="float">
            <text:p>5.67011343999907E-008</text:p>
          </table:table-cell>
          <table:table-cell/>
          <table:table-cell table:formula="of:=POWER([.D178]-[.M153];2)" office:value-type="float" office:value="0.01527389487376" calcext:value-type="float">
            <text:p>0.0152738949</text:p>
          </table:table-cell>
          <table:table-cell/>
          <table:table-cell table:formula="of:=POWER([.D188]-[.M154];2)" office:value-type="float" office:value="0.00521556951721" calcext:value-type="float">
            <text:p>0.0052155695</text:p>
          </table:table-cell>
          <table:table-cell/>
          <table:table-cell table:formula="of:=POWER([.D198]-[.M155];2)" office:value-type="float" office:value="0.000141086883999996" calcext:value-type="float">
            <text:p>0.0001410869</text:p>
          </table:table-cell>
          <table:table-cell/>
          <table:table-cell table:formula="of:=POWER([.D208]-[.M156];2)" office:value-type="float" office:value="0.878057080209" calcext:value-type="float">
            <text:p>0.8780570802</text:p>
          </table:table-cell>
          <table:table-cell/>
          <table:table-cell table:formula="of:=POWER([.D218]-[.M157];2)" office:value-type="float" office:value="0.111778554889" calcext:value-type="float">
            <text:p>0.11177855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3367" calcext:value-type="float">
            <text:p>6.33367</text:p>
          </table:table-cell>
          <table:table-cell office:value-type="float" office:value="2240.3" calcext:value-type="float">
            <text:p>2240.3</text:p>
          </table:table-cell>
          <table:table-cell office:value-type="float" office:value="0.672271" calcext:value-type="float">
            <text:p>0.672271</text:p>
          </table:table-cell>
          <table:table-cell office:value-type="float" office:value="5071.72" calcext:value-type="float">
            <text:p>5071.72</text:p>
          </table:table-cell>
          <table:table-cell office:value-type="float" office:value="2312.37" calcext:value-type="float">
            <text:p>2312.3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169]-[.M152];2)" office:value-type="float" office:value="0.0004081256524944" calcext:value-type="float">
            <text:p>0.0004081257</text:p>
          </table:table-cell>
          <table:table-cell/>
          <table:table-cell table:formula="of:=POWER([.D179]-[.M153];2)" office:value-type="float" office:value="0.02005554462976" calcext:value-type="float">
            <text:p>0.0200555446</text:p>
          </table:table-cell>
          <table:table-cell/>
          <table:table-cell table:formula="of:=POWER([.D189]-[.M154];2)" office:value-type="float" office:value="0.08910159330121" calcext:value-type="float">
            <text:p>0.0891015933</text:p>
          </table:table-cell>
          <table:table-cell/>
          <table:table-cell table:formula="of:=POWER([.D199]-[.M155];2)" office:value-type="float" office:value="0.00110675982400001" calcext:value-type="float">
            <text:p>0.0011067598</text:p>
          </table:table-cell>
          <table:table-cell/>
          <table:table-cell table:formula="of:=POWER([.D209]-[.M156];2)" office:value-type="float" office:value="0.00314642464900002" calcext:value-type="float">
            <text:p>0.0031464246</text:p>
          </table:table-cell>
          <table:table-cell/>
          <table:table-cell table:formula="of:=POWER([.D219]-[.M157];2)" office:value-type="float" office:value="2.434870005649" calcext:value-type="float">
            <text:p>2.4348700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3825" calcext:value-type="float">
            <text:p>1.63825</text:p>
          </table:table-cell>
          <table:table-cell office:value-type="float" office:value="2407.03" calcext:value-type="float">
            <text:p>2407.03</text:p>
          </table:table-cell>
          <table:table-cell office:value-type="float" office:value="0.528684" calcext:value-type="float">
            <text:p>0.528684</text:p>
          </table:table-cell>
          <table:table-cell office:value-type="float" office:value="6103.78" calcext:value-type="float">
            <text:p>6103.78</text:p>
          </table:table-cell>
          <table:table-cell office:value-type="float" office:value="2535.76" calcext:value-type="float">
            <text:p>2535.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170]-[.M152];2)" office:value-type="float" office:value="0.0000401210761743998" calcext:value-type="float">
            <text:p>4.01210761743998E-005</text:p>
          </table:table-cell>
          <table:table-cell/>
          <table:table-cell table:formula="of:=POWER([.D180]-[.M153];2)" office:value-type="float" office:value="0.00508103798596" calcext:value-type="float">
            <text:p>0.005081038</text:p>
          </table:table-cell>
          <table:table-cell/>
          <table:table-cell table:formula="of:=POWER([.D190]-[.M154];2)" office:value-type="float" office:value="0.20309452573201" calcext:value-type="float">
            <text:p>0.2030945257</text:p>
          </table:table-cell>
          <table:table-cell/>
          <table:table-cell table:formula="of:=POWER([.D200]-[.M155];2)" office:value-type="float" office:value="0.010471838224" calcext:value-type="float">
            <text:p>0.0104718382</text:p>
          </table:table-cell>
          <table:table-cell/>
          <table:table-cell table:formula="of:=POWER([.D210]-[.M156];2)" office:value-type="float" office:value="1.305198857209" calcext:value-type="float">
            <text:p>1.3051988572</text:p>
          </table:table-cell>
          <table:table-cell/>
          <table:table-cell table:formula="of:=POWER([.D220]-[.M157];2)" office:value-type="float" office:value="3.036212155729" calcext:value-type="float">
            <text:p>3.0362121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0208" calcext:value-type="float">
            <text:p>3.60208</text:p>
          </table:table-cell>
          <table:table-cell office:value-type="float" office:value="2437.73" calcext:value-type="float">
            <text:p>2437.73</text:p>
          </table:table-cell>
          <table:table-cell office:value-type="float" office:value="0.473566" calcext:value-type="float">
            <text:p>0.473566</text:p>
          </table:table-cell>
          <table:table-cell office:value-type="float" office:value="5940.71" calcext:value-type="float">
            <text:p>5940.71</text:p>
          </table:table-cell>
          <table:table-cell office:value-type="float" office:value="2492.12" calcext:value-type="float">
            <text:p>2492.1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909" calcext:value-type="float">
            <text:p>3.38909</text:p>
          </table:table-cell>
          <table:table-cell office:value-type="float" office:value="2207.09" calcext:value-type="float">
            <text:p>2207.09</text:p>
          </table:table-cell>
          <table:table-cell office:value-type="float" office:value="0.650541" calcext:value-type="float">
            <text:p>0.650541</text:p>
          </table:table-cell>
          <table:table-cell office:value-type="float" office:value="5735.64" calcext:value-type="float">
            <text:p>5735.64</text:p>
          </table:table-cell>
          <table:table-cell office:value-type="float" office:value="2350.22" calcext:value-type="float">
            <text:p>2350.22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974" calcext:value-type="float">
            <text:p>0.578974</text:p>
          </table:table-cell>
          <table:table-cell office:value-type="float" office:value="2087.16" calcext:value-type="float">
            <text:p>2087.16</text:p>
          </table:table-cell>
          <table:table-cell office:value-type="float" office:value="0.235845" calcext:value-type="float">
            <text:p>0.235845</text:p>
          </table:table-cell>
          <table:table-cell office:value-type="float" office:value="5241.39" calcext:value-type="float">
            <text:p>5241.39</text:p>
          </table:table-cell>
          <table:table-cell office:value-type="float" office:value="2193.12" calcext:value-type="float">
            <text:p>2193.1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1913" calcext:value-type="float">
            <text:p>4.31913</text:p>
          </table:table-cell>
          <table:table-cell office:value-type="float" office:value="2372.92" calcext:value-type="float">
            <text:p>2372.92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5893.09" calcext:value-type="float">
            <text:p>5893.09</text:p>
          </table:table-cell>
          <table:table-cell office:value-type="float" office:value="2469.51" calcext:value-type="float">
            <text:p>2469.5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7655" calcext:value-type="float">
            <text:p>7.7655</text:p>
          </table:table-cell>
          <table:table-cell office:value-type="float" office:value="2389.31" calcext:value-type="float">
            <text:p>2389.31</text:p>
          </table:table-cell>
          <table:table-cell office:value-type="float" office:value="0.309159" calcext:value-type="float">
            <text:p>0.309159</text:p>
          </table:table-cell>
          <table:table-cell office:value-type="float" office:value="5509.64" calcext:value-type="float">
            <text:p>5509.64</text:p>
          </table:table-cell>
          <table:table-cell office:value-type="float" office:value="2425.38" calcext:value-type="float">
            <text:p>2425.3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4991" calcext:value-type="float">
            <text:p>1.94991</text:p>
          </table:table-cell>
          <table:table-cell office:value-type="float" office:value="2296.04" calcext:value-type="float">
            <text:p>2296.04</text:p>
          </table:table-cell>
          <table:table-cell office:value-type="float" office:value="0.522058" calcext:value-type="float">
            <text:p>0.522058</text:p>
          </table:table-cell>
          <table:table-cell office:value-type="float" office:value="5404" calcext:value-type="float">
            <text:p>5404</text:p>
          </table:table-cell>
          <table:table-cell office:value-type="float" office:value="2379.76" calcext:value-type="float">
            <text:p>2379.76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6752" calcext:value-type="float">
            <text:p>4.06752</text:p>
          </table:table-cell>
          <table:table-cell office:value-type="float" office:value="2515.02" calcext:value-type="float">
            <text:p>2515.02</text:p>
          </table:table-cell>
          <table:table-cell office:value-type="float" office:value="1.83895" calcext:value-type="float">
            <text:p>1.83895</text:p>
          </table:table-cell>
          <table:table-cell office:value-type="float" office:value="8254.56" calcext:value-type="float">
            <text:p>8254.56</text:p>
          </table:table-cell>
          <table:table-cell office:value-type="float" office:value="2736.19" calcext:value-type="float">
            <text:p>2736.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7167" calcext:value-type="float">
            <text:p>11.7167</text:p>
          </table:table-cell>
          <table:table-cell office:value-type="float" office:value="2604.18" calcext:value-type="float">
            <text:p>2604.18</text:p>
          </table:table-cell>
          <table:table-cell office:value-type="float" office:value="1.35917" calcext:value-type="float">
            <text:p>1.35917</text:p>
          </table:table-cell>
          <table:table-cell office:value-type="float" office:value="6194.89" calcext:value-type="float">
            <text:p>6194.89</text:p>
          </table:table-cell>
          <table:table-cell office:value-type="float" office:value="2875.53" calcext:value-type="float">
            <text:p>2875.5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273" calcext:value-type="float">
            <text:p>14.4273</text:p>
          </table:table-cell>
          <table:table-cell office:value-type="float" office:value="2516.84" calcext:value-type="float">
            <text:p>2516.84</text:p>
          </table:table-cell>
          <table:table-cell office:value-type="float" office:value="1.40525" calcext:value-type="float">
            <text:p>1.40525</text:p>
          </table:table-cell>
          <table:table-cell office:value-type="float" office:value="7851.67" calcext:value-type="float">
            <text:p>7851.67</text:p>
          </table:table-cell>
          <table:table-cell office:value-type="float" office:value="2834.52" calcext:value-type="float">
            <text:p>2834.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78481" calcext:value-type="float">
            <text:p>8.78481</text:p>
          </table:table-cell>
          <table:table-cell office:value-type="float" office:value="2590.87" calcext:value-type="float">
            <text:p>2590.87</text:p>
          </table:table-cell>
          <table:table-cell office:value-type="float" office:value="1.33174" calcext:value-type="float">
            <text:p>1.33174</text:p>
          </table:table-cell>
          <table:table-cell office:value-type="float" office:value="8948.54" calcext:value-type="float">
            <text:p>8948.54</text:p>
          </table:table-cell>
          <table:table-cell office:value-type="float" office:value="2841.05" calcext:value-type="float">
            <text:p>2841.05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65284" calcext:value-type="float">
            <text:p>7.65284</text:p>
          </table:table-cell>
          <table:table-cell office:value-type="float" office:value="2576.61" calcext:value-type="float">
            <text:p>2576.61</text:p>
          </table:table-cell>
          <table:table-cell office:value-type="float" office:value="1.11858" calcext:value-type="float">
            <text:p>1.11858</text:p>
          </table:table-cell>
          <table:table-cell office:value-type="float" office:value="7900.45" calcext:value-type="float">
            <text:p>7900.45</text:p>
          </table:table-cell>
          <table:table-cell office:value-type="float" office:value="2810.3" calcext:value-type="float">
            <text:p>2810.3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662.78" calcext:value-type="float">
            <text:p>2662.78</text:p>
          </table:table-cell>
          <table:table-cell office:value-type="float" office:value="1.46073" calcext:value-type="float">
            <text:p>1.46073</text:p>
          </table:table-cell>
          <table:table-cell office:value-type="float" office:value="8175.91" calcext:value-type="float">
            <text:p>8175.91</text:p>
          </table:table-cell>
          <table:table-cell office:value-type="float" office:value="2819.55" calcext:value-type="float">
            <text:p>2819.5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147" calcext:value-type="float">
            <text:p>13.2147</text:p>
          </table:table-cell>
          <table:table-cell office:value-type="float" office:value="2637.3" calcext:value-type="float">
            <text:p>2637.3</text:p>
          </table:table-cell>
          <table:table-cell office:value-type="float" office:value="1.46829" calcext:value-type="float">
            <text:p>1.46829</text:p>
          </table:table-cell>
          <table:table-cell office:value-type="float" office:value="7578.48" calcext:value-type="float">
            <text:p>7578.48</text:p>
          </table:table-cell>
          <table:table-cell office:value-type="float" office:value="2764.56" calcext:value-type="float">
            <text:p>2764.56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2697.5" calcext:value-type="float">
            <text:p>2697.5</text:p>
          </table:table-cell>
          <table:table-cell office:value-type="float" office:value="1.4869" calcext:value-type="float">
            <text:p>1.4869</text:p>
          </table:table-cell>
          <table:table-cell office:value-type="float" office:value="7934.98" calcext:value-type="float">
            <text:p>7934.98</text:p>
          </table:table-cell>
          <table:table-cell office:value-type="float" office:value="2886.49" calcext:value-type="float">
            <text:p>2886.49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636.81" calcext:value-type="float">
            <text:p>2636.81</text:p>
          </table:table-cell>
          <table:table-cell office:value-type="float" office:value="1.71318" calcext:value-type="float">
            <text:p>1.71318</text:p>
          </table:table-cell>
          <table:table-cell office:value-type="float" office:value="8262.81" calcext:value-type="float">
            <text:p>8262.81</text:p>
          </table:table-cell>
          <table:table-cell office:value-type="float" office:value="2994.42" calcext:value-type="float">
            <text:p>2994.42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1058" calcext:value-type="float">
            <text:p>10.1058</text:p>
          </table:table-cell>
          <table:table-cell office:value-type="float" office:value="2669.77" calcext:value-type="float">
            <text:p>2669.77</text:p>
          </table:table-cell>
          <table:table-cell office:value-type="float" office:value="0.964021" calcext:value-type="float">
            <text:p>0.964021</text:p>
          </table:table-cell>
          <table:table-cell office:value-type="float" office:value="7692.2" calcext:value-type="float">
            <text:p>7692.2</text:p>
          </table:table-cell>
          <table:table-cell office:value-type="float" office:value="2874.86" calcext:value-type="float">
            <text:p>2874.86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4084" calcext:value-type="float">
            <text:p>18.4084</text:p>
          </table:table-cell>
          <table:table-cell office:value-type="float" office:value="2942" calcext:value-type="float">
            <text:p>2942</text:p>
          </table:table-cell>
          <table:table-cell office:value-type="float" office:value="1.95436" calcext:value-type="float">
            <text:p>1.95436</text:p>
          </table:table-cell>
          <table:table-cell office:value-type="float" office:value="11084" calcext:value-type="float">
            <text:p>11084</text:p>
          </table:table-cell>
          <table:table-cell office:value-type="float" office:value="3464.19" calcext:value-type="float">
            <text:p>3464.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4007" calcext:value-type="float">
            <text:p>21.4007</text:p>
          </table:table-cell>
          <table:table-cell office:value-type="float" office:value="2811.35" calcext:value-type="float">
            <text:p>2811.35</text:p>
          </table:table-cell>
          <table:table-cell office:value-type="float" office:value="2.83613" calcext:value-type="float">
            <text:p>2.83613</text:p>
          </table:table-cell>
          <table:table-cell office:value-type="float" office:value="10113" calcext:value-type="float">
            <text:p>10113</text:p>
          </table:table-cell>
          <table:table-cell office:value-type="float" office:value="3275.27" calcext:value-type="float">
            <text:p>3275.2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6061" calcext:value-type="float">
            <text:p>21.6061</text:p>
          </table:table-cell>
          <table:table-cell office:value-type="float" office:value="2860.82" calcext:value-type="float">
            <text:p>2860.82</text:p>
          </table:table-cell>
          <table:table-cell office:value-type="float" office:value="2.14753" calcext:value-type="float">
            <text:p>2.14753</text:p>
          </table:table-cell>
          <table:table-cell office:value-type="float" office:value="10820.1" calcext:value-type="float">
            <text:p>10820.1</text:p>
          </table:table-cell>
          <table:table-cell office:value-type="float" office:value="3452.9" calcext:value-type="float">
            <text:p>3452.9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9408" calcext:value-type="float">
            <text:p>26.9408</text:p>
          </table:table-cell>
          <table:table-cell office:value-type="float" office:value="2819.94" calcext:value-type="float">
            <text:p>2819.94</text:p>
          </table:table-cell>
          <table:table-cell office:value-type="float" office:value="1.83802" calcext:value-type="float">
            <text:p>1.83802</text:p>
          </table:table-cell>
          <table:table-cell office:value-type="float" office:value="10432" calcext:value-type="float">
            <text:p>10432</text:p>
          </table:table-cell>
          <table:table-cell office:value-type="float" office:value="3308.41" calcext:value-type="float">
            <text:p>3308.41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2697" calcext:value-type="float">
            <text:p>37.2697</text:p>
          </table:table-cell>
          <table:table-cell office:value-type="float" office:value="2949.85" calcext:value-type="float">
            <text:p>2949.85</text:p>
          </table:table-cell>
          <table:table-cell office:value-type="float" office:value="2.63072" calcext:value-type="float">
            <text:p>2.63072</text:p>
          </table:table-cell>
          <table:table-cell office:value-type="float" office:value="9758.79" calcext:value-type="float">
            <text:p>9758.79</text:p>
          </table:table-cell>
          <table:table-cell office:value-type="float" office:value="3392.37" calcext:value-type="float">
            <text:p>3392.3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295" calcext:value-type="float">
            <text:p>29.9295</text:p>
          </table:table-cell>
          <table:table-cell office:value-type="float" office:value="2949.91" calcext:value-type="float">
            <text:p>2949.91</text:p>
          </table:table-cell>
          <table:table-cell office:value-type="float" office:value="2.38242" calcext:value-type="float">
            <text:p>2.38242</text:p>
          </table:table-cell>
          <table:table-cell office:value-type="float" office:value="9531.06" calcext:value-type="float">
            <text:p>9531.06</text:p>
          </table:table-cell>
          <table:table-cell office:value-type="float" office:value="3439.46" calcext:value-type="float">
            <text:p>3439.4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026" calcext:value-type="float">
            <text:p>29.9026</text:p>
          </table:table-cell>
          <table:table-cell office:value-type="float" office:value="2980.98" calcext:value-type="float">
            <text:p>2980.98</text:p>
          </table:table-cell>
          <table:table-cell office:value-type="float" office:value="2.08268" calcext:value-type="float">
            <text:p>2.08268</text:p>
          </table:table-cell>
          <table:table-cell office:value-type="float" office:value="11758.1" calcext:value-type="float">
            <text:p>11758.1</text:p>
          </table:table-cell>
          <table:table-cell office:value-type="float" office:value="3501.97" calcext:value-type="float">
            <text:p>3501.97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658" calcext:value-type="float">
            <text:p>22.2658</text:p>
          </table:table-cell>
          <table:table-cell office:value-type="float" office:value="2883.41" calcext:value-type="float">
            <text:p>2883.41</text:p>
          </table:table-cell>
          <table:table-cell office:value-type="float" office:value="2.2637" calcext:value-type="float">
            <text:p>2.2637</text:p>
          </table:table-cell>
          <table:table-cell office:value-type="float" office:value="10115.6" calcext:value-type="float">
            <text:p>10115.6</text:p>
          </table:table-cell>
          <table:table-cell office:value-type="float" office:value="3294.64" calcext:value-type="float">
            <text:p>3294.64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9087" calcext:value-type="float">
            <text:p>31.9087</text:p>
          </table:table-cell>
          <table:table-cell office:value-type="float" office:value="2962.78" calcext:value-type="float">
            <text:p>2962.78</text:p>
          </table:table-cell>
          <table:table-cell office:value-type="float" office:value="2.24231" calcext:value-type="float">
            <text:p>2.24231</text:p>
          </table:table-cell>
          <table:table-cell office:value-type="float" office:value="9422.65" calcext:value-type="float">
            <text:p>9422.65</text:p>
          </table:table-cell>
          <table:table-cell office:value-type="float" office:value="3385.15" calcext:value-type="float">
            <text:p>3385.1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705" calcext:value-type="float">
            <text:p>23.3705</text:p>
          </table:table-cell>
          <table:table-cell office:value-type="float" office:value="2554.28" calcext:value-type="float">
            <text:p>2554.28</text:p>
          </table:table-cell>
          <table:table-cell office:value-type="float" office:value="2.37791" calcext:value-type="float">
            <text:p>2.37791</text:p>
          </table:table-cell>
          <table:table-cell office:value-type="float" office:value="9330.75" calcext:value-type="float">
            <text:p>9330.75</text:p>
          </table:table-cell>
          <table:table-cell office:value-type="float" office:value="3086.33" calcext:value-type="float">
            <text:p>3086.3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1963" calcext:value-type="float">
            <text:p>40.1963</text:p>
          </table:table-cell>
          <table:table-cell office:value-type="float" office:value="3041.12" calcext:value-type="float">
            <text:p>3041.12</text:p>
          </table:table-cell>
          <table:table-cell office:value-type="float" office:value="2.50781" calcext:value-type="float">
            <text:p>2.50781</text:p>
          </table:table-cell>
          <table:table-cell office:value-type="float" office:value="13803.5" calcext:value-type="float">
            <text:p>13803.5</text:p>
          </table:table-cell>
          <table:table-cell office:value-type="float" office:value="3581.58" calcext:value-type="float">
            <text:p>3581.58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4546" calcext:value-type="float">
            <text:p>59.4546</text:p>
          </table:table-cell>
          <table:table-cell office:value-type="float" office:value="3333.54" calcext:value-type="float">
            <text:p>3333.54</text:p>
          </table:table-cell>
          <table:table-cell office:value-type="float" office:value="3.80736" calcext:value-type="float">
            <text:p>3.80736</text:p>
          </table:table-cell>
          <table:table-cell office:value-type="float" office:value="13082.4" calcext:value-type="float">
            <text:p>13082.4</text:p>
          </table:table-cell>
          <table:table-cell office:value-type="float" office:value="4229.73" calcext:value-type="float">
            <text:p>4229.7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548" calcext:value-type="float">
            <text:p>35.548</text:p>
          </table:table-cell>
          <table:table-cell office:value-type="float" office:value="3123.74" calcext:value-type="float">
            <text:p>3123.74</text:p>
          </table:table-cell>
          <table:table-cell office:value-type="float" office:value="2.74119" calcext:value-type="float">
            <text:p>2.74119</text:p>
          </table:table-cell>
          <table:table-cell office:value-type="float" office:value="13698.6" calcext:value-type="float">
            <text:p>13698.6</text:p>
          </table:table-cell>
          <table:table-cell office:value-type="float" office:value="3895.46" calcext:value-type="float">
            <text:p>3895.46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795" calcext:value-type="float">
            <text:p>54.795</text:p>
          </table:table-cell>
          <table:table-cell office:value-type="float" office:value="3147.73" calcext:value-type="float">
            <text:p>3147.73</text:p>
          </table:table-cell>
          <table:table-cell office:value-type="float" office:value="3.26435" calcext:value-type="float">
            <text:p>3.26435</text:p>
          </table:table-cell>
          <table:table-cell office:value-type="float" office:value="13521.9" calcext:value-type="float">
            <text:p>13521.9</text:p>
          </table:table-cell>
          <table:table-cell office:value-type="float" office:value="3944.4" calcext:value-type="float">
            <text:p>3944.4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4045" calcext:value-type="float">
            <text:p>47.4045</text:p>
          </table:table-cell>
          <table:table-cell office:value-type="float" office:value="2960.72" calcext:value-type="float">
            <text:p>2960.72</text:p>
          </table:table-cell>
          <table:table-cell office:value-type="float" office:value="2.17403" calcext:value-type="float">
            <text:p>2.17403</text:p>
          </table:table-cell>
          <table:table-cell office:value-type="float" office:value="12318.9" calcext:value-type="float">
            <text:p>12318.9</text:p>
          </table:table-cell>
          <table:table-cell office:value-type="float" office:value="3292.26" calcext:value-type="float">
            <text:p>3292.2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5608" calcext:value-type="float">
            <text:p>50.5608</text:p>
          </table:table-cell>
          <table:table-cell office:value-type="float" office:value="3100.79" calcext:value-type="float">
            <text:p>3100.79</text:p>
          </table:table-cell>
          <table:table-cell office:value-type="float" office:value="3.09465" calcext:value-type="float">
            <text:p>3.09465</text:p>
          </table:table-cell>
          <table:table-cell office:value-type="float" office:value="14288.3" calcext:value-type="float">
            <text:p>14288.3</text:p>
          </table:table-cell>
          <table:table-cell office:value-type="float" office:value="3954.89" calcext:value-type="float">
            <text:p>3954.89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9234" calcext:value-type="float">
            <text:p>53.9234</text:p>
          </table:table-cell>
          <table:table-cell office:value-type="float" office:value="3006.38" calcext:value-type="float">
            <text:p>3006.38</text:p>
          </table:table-cell>
          <table:table-cell office:value-type="float" office:value="2.12233" calcext:value-type="float">
            <text:p>2.12233</text:p>
          </table:table-cell>
          <table:table-cell office:value-type="float" office:value="12339.6" calcext:value-type="float">
            <text:p>12339.6</text:p>
          </table:table-cell>
          <table:table-cell office:value-type="float" office:value="3630.65" calcext:value-type="float">
            <text:p>3630.6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0757" calcext:value-type="float">
            <text:p>52.0757</text:p>
          </table:table-cell>
          <table:table-cell office:value-type="float" office:value="3206.1" calcext:value-type="float">
            <text:p>3206.1</text:p>
          </table:table-cell>
          <table:table-cell office:value-type="float" office:value="1.91627" calcext:value-type="float">
            <text:p>1.91627</text:p>
          </table:table-cell>
          <table:table-cell office:value-type="float" office:value="14519.7" calcext:value-type="float">
            <text:p>14519.7</text:p>
          </table:table-cell>
          <table:table-cell office:value-type="float" office:value="4006.94" calcext:value-type="float">
            <text:p>4006.9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9486" calcext:value-type="float">
            <text:p>26.9486</text:p>
          </table:table-cell>
          <table:table-cell office:value-type="float" office:value="2917.85" calcext:value-type="float">
            <text:p>2917.85</text:p>
          </table:table-cell>
          <table:table-cell office:value-type="float" office:value="2.90941" calcext:value-type="float">
            <text:p>2.90941</text:p>
          </table:table-cell>
          <table:table-cell office:value-type="float" office:value="12396.8" calcext:value-type="float">
            <text:p>12396.8</text:p>
          </table:table-cell>
          <table:table-cell office:value-type="float" office:value="3645.06" calcext:value-type="float">
            <text:p>3645.06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1989" calcext:value-type="float">
            <text:p>36.1989</text:p>
          </table:table-cell>
          <table:table-cell office:value-type="float" office:value="3135.51" calcext:value-type="float">
            <text:p>3135.51</text:p>
          </table:table-cell>
          <table:table-cell office:value-type="float" office:value="3.99577" calcext:value-type="float">
            <text:p>3.99577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3837.3" calcext:value-type="float">
            <text:p>3837.3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.76" calcext:value-type="float">
            <text:p>93.76</text:p>
          </table:table-cell>
          <table:table-cell office:value-type="float" office:value="3138.66" calcext:value-type="float">
            <text:p>3138.66</text:p>
          </table:table-cell>
          <table:table-cell office:value-type="float" office:value="6.04999" calcext:value-type="float">
            <text:p>6.04999</text:p>
          </table:table-cell>
          <table:table-cell office:value-type="float" office:value="14654.2" calcext:value-type="float">
            <text:p>14654.2</text:p>
          </table:table-cell>
          <table:table-cell office:value-type="float" office:value="3912.38" calcext:value-type="float">
            <text:p>3912.3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2567" calcext:value-type="float">
            <text:p>66.2567</text:p>
          </table:table-cell>
          <table:table-cell office:value-type="float" office:value="3312.08" calcext:value-type="float">
            <text:p>3312.08</text:p>
          </table:table-cell>
          <table:table-cell office:value-type="float" office:value="6.32255" calcext:value-type="float">
            <text:p>6.32255</text:p>
          </table:table-cell>
          <table:table-cell office:value-type="float" office:value="15597" calcext:value-type="float">
            <text:p>15597</text:p>
          </table:table-cell>
          <table:table-cell office:value-type="float" office:value="4144.99" calcext:value-type="float">
            <text:p>4144.99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.46" calcext:value-type="float">
            <text:p>145.46</text:p>
          </table:table-cell>
          <table:table-cell office:value-type="float" office:value="3255.55" calcext:value-type="float">
            <text:p>3255.55</text:p>
          </table:table-cell>
          <table:table-cell office:value-type="float" office:value="4.78489" calcext:value-type="float">
            <text:p>4.78489</text:p>
          </table:table-cell>
          <table:table-cell office:value-type="float" office:value="14476.4" calcext:value-type="float">
            <text:p>14476.4</text:p>
          </table:table-cell>
          <table:table-cell office:value-type="float" office:value="4047.17" calcext:value-type="float">
            <text:p>4047.17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3367.8" calcext:value-type="float">
            <text:p>3367.8</text:p>
          </table:table-cell>
          <table:table-cell office:value-type="float" office:value="4.36271" calcext:value-type="float">
            <text:p>4.36271</text:p>
          </table:table-cell>
          <table:table-cell office:value-type="float" office:value="15797.9" calcext:value-type="float">
            <text:p>15797.9</text:p>
          </table:table-cell>
          <table:table-cell office:value-type="float" office:value="4293.55" calcext:value-type="float">
            <text:p>4293.55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1027" calcext:value-type="float">
            <text:p>54.1027</text:p>
          </table:table-cell>
          <table:table-cell office:value-type="float" office:value="3314.85" calcext:value-type="float">
            <text:p>3314.85</text:p>
          </table:table-cell>
          <table:table-cell office:value-type="float" office:value="2.91879" calcext:value-type="float">
            <text:p>2.91879</text:p>
          </table:table-cell>
          <table:table-cell office:value-type="float" office:value="15308.3" calcext:value-type="float">
            <text:p>15308.3</text:p>
          </table:table-cell>
          <table:table-cell office:value-type="float" office:value="4322.6" calcext:value-type="float">
            <text:p>4322.6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.2357" calcext:value-type="float">
            <text:p>82.2357</text:p>
          </table:table-cell>
          <table:table-cell office:value-type="float" office:value="3495.11" calcext:value-type="float">
            <text:p>3495.11</text:p>
          </table:table-cell>
          <table:table-cell office:value-type="float" office:value="3.43149" calcext:value-type="float">
            <text:p>3.43149</text:p>
          </table:table-cell>
          <table:table-cell office:value-type="float" office:value="15722.7" calcext:value-type="float">
            <text:p>15722.7</text:p>
          </table:table-cell>
          <table:table-cell office:value-type="float" office:value="4593.39" calcext:value-type="float">
            <text:p>4593.3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.977" calcext:value-type="float">
            <text:p>169.977</text:p>
          </table:table-cell>
          <table:table-cell office:value-type="float" office:value="3260.59" calcext:value-type="float">
            <text:p>3260.59</text:p>
          </table:table-cell>
          <table:table-cell office:value-type="float" office:value="3.76626" calcext:value-type="float">
            <text:p>3.76626</text:p>
          </table:table-cell>
          <table:table-cell office:value-type="float" office:value="15069.8" calcext:value-type="float">
            <text:p>15069.8</text:p>
          </table:table-cell>
          <table:table-cell office:value-type="float" office:value="4158.77" calcext:value-type="float">
            <text:p>4158.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707" calcext:value-type="float">
            <text:p>430.707</text:p>
          </table:table-cell>
          <table:table-cell office:value-type="float" office:value="3313.87" calcext:value-type="float">
            <text:p>3313.87</text:p>
          </table:table-cell>
          <table:table-cell office:value-type="float" office:value="4.92763" calcext:value-type="float">
            <text:p>4.92763</text:p>
          </table:table-cell>
          <table:table-cell office:value-type="float" office:value="16951.3" calcext:value-type="float">
            <text:p>16951.3</text:p>
          </table:table-cell>
          <table:table-cell office:value-type="float" office:value="4213.93" calcext:value-type="float">
            <text:p>4213.93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.727" calcext:value-type="float">
            <text:p>111.727</text:p>
          </table:table-cell>
          <table:table-cell office:value-type="float" office:value="3278.13" calcext:value-type="float">
            <text:p>3278.13</text:p>
          </table:table-cell>
          <table:table-cell office:value-type="float" office:value="3.03289" calcext:value-type="float">
            <text:p>3.03289</text:p>
          </table:table-cell>
          <table:table-cell office:value-type="float" office:value="15040.5" calcext:value-type="float">
            <text:p>15040.5</text:p>
          </table:table-cell>
          <table:table-cell office:value-type="float" office:value="4175.66" calcext:value-type="float">
            <text:p>4175.6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875" calcext:value-type="float">
            <text:p>91.875</text:p>
          </table:table-cell>
          <table:table-cell office:value-type="float" office:value="3070.01" calcext:value-type="float">
            <text:p>3070.01</text:p>
          </table:table-cell>
          <table:table-cell office:value-type="float" office:value="6.33577" calcext:value-type="float">
            <text:p>6.33577</text:p>
          </table:table-cell>
          <table:table-cell office:value-type="float" office:value="15185.9" calcext:value-type="float">
            <text:p>15185.9</text:p>
          </table:table-cell>
          <table:table-cell office:value-type="float" office:value="3903.62" calcext:value-type="float">
            <text:p>3903.6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4</text:p>
          </table:table-cell>
          <table:table-cell table:number-columns-repeated="9"/>
          <table:table-cell office:value-type="string" calcext:value-type="string">
            <text:p>E4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4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619" calcext:value-type="float">
            <text:p>0.120619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0.012866" calcext:value-type="float">
            <text:p>0.012866</text:p>
          </table:table-cell>
          <table:table-cell office:value-type="float" office:value="1298.23" calcext:value-type="float">
            <text:p>1298.23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226:.B228])/10)" office:value-type="float" office:value="0.0395119" calcext:value-type="float">
            <text:p>0.0395119</text:p>
          </table:table-cell>
          <table:table-cell table:formula="of:=(SUM([.D226:.D228])/10)" office:value-type="float" office:value="0.004725" calcext:value-type="float">
            <text:p>0.004725</text:p>
          </table:table-cell>
          <table:table-cell table:formula="of:=(SUM([.C226:.C228])/10)" office:value-type="float" office:value="442.969" calcext:value-type="float">
            <text:p>442.969</text:p>
          </table:table-cell>
          <table:table-cell table:formula="of:=(SUM([.F226:.F228])/10)" office:value-type="float" office:value="442.969" calcext:value-type="float">
            <text:p>442.969</text:p>
          </table:table-cell>
          <table:table-cell/>
          <table:table-cell table:formula="of:=POWER([.D226]-[.M226];2)" office:value-type="float" office:value="0.000066275881" calcext:value-type="float">
            <text:p>6.6275881E-005</text:p>
          </table:table-cell>
          <table:table-cell/>
          <table:table-cell table:formula="of:=SQRT((SUM([.Q226:.Q235]))/10)" office:value-type="float" office:value="0.00641434899440309" calcext:value-type="float">
            <text:p>0.0064143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0.0130501" calcext:value-type="float">
            <text:p>0.0130501</text:p>
          </table:table-cell>
          <table:table-cell office:value-type="float" office:value="1464.92" calcext:value-type="float">
            <text:p>1464.92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229:.B231])/10)" office:value-type="float" office:value="0.2564575" calcext:value-type="float">
            <text:p>0.2564575</text:p>
          </table:table-cell>
          <table:table-cell table:formula="of:=(SUM([.D229:.D231])/10)" office:value-type="float" office:value="0.02772379" calcext:value-type="float">
            <text:p>0.02772379</text:p>
          </table:table-cell>
          <table:table-cell table:formula="of:=(SUM([.C229:.C231])/10)" office:value-type="float" office:value="537.997" calcext:value-type="float">
            <text:p>537.997</text:p>
          </table:table-cell>
          <table:table-cell table:formula="of:=(SUM([.F229:.F231])/10)" office:value-type="float" office:value="537.997" calcext:value-type="float">
            <text:p>537.997</text:p>
          </table:table-cell>
          <table:table-cell/>
          <table:table-cell table:formula="of:=POWER([.D227]-[.M226];2)" office:value-type="float" office:value="0.00006930729001" calcext:value-type="float">
            <text:p>6.930729001E-005</text:p>
          </table:table-cell>
          <table:table-cell/>
          <table:table-cell table:formula="of:=SQRT((SUM([.Q240:.Q249]))/10)" office:value-type="float" office:value="0.0357540088830054" calcext:value-type="float">
            <text:p>0.03575400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0051" calcext:value-type="float">
            <text:p>0.150051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0.0213339" calcext:value-type="float">
            <text:p>0.0213339</text:p>
          </table:table-cell>
          <table:table-cell office:value-type="float" office:value="1958.2" calcext:value-type="float">
            <text:p>1958.2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232:.B234])/10)" office:value-type="float" office:value="2.05615" calcext:value-type="float">
            <text:p>2.05615</text:p>
          </table:table-cell>
          <table:table-cell table:formula="of:=(SUM([.D232:.D234])/10)" office:value-type="float" office:value="0.1088791" calcext:value-type="float">
            <text:p>0.1088791</text:p>
          </table:table-cell>
          <table:table-cell table:formula="of:=(SUM([.C232:.C234])/10)" office:value-type="float" office:value="537.094" calcext:value-type="float">
            <text:p>537.094</text:p>
          </table:table-cell>
          <table:table-cell table:formula="of:=(SUM([.F232:.F234])/10)" office:value-type="float" office:value="558.08" calcext:value-type="float">
            <text:p>558.08</text:p>
          </table:table-cell>
          <table:table-cell/>
          <table:table-cell table:formula="of:=POWER([.D228]-[.M226];2)" office:value-type="float" office:value="0.00027585555921" calcext:value-type="float">
            <text:p>0.0002758556</text:p>
          </table:table-cell>
          <table:table-cell/>
          <table:table-cell table:formula="of:=SQRT((SUM([.S240:.S249]))/10)" office:value-type="float" office:value="0.139927669167763" calcext:value-type="float">
            <text:p>0.13992766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8881" calcext:value-type="float">
            <text:p>0.628881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0.097579" calcext:value-type="float">
            <text:p>0.097579</text:p>
          </table:table-cell>
          <table:table-cell office:value-type="float" office:value="3053.74" calcext:value-type="float">
            <text:p>3053.74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235:.B237])/10)" office:value-type="float" office:value="7.17491" calcext:value-type="float">
            <text:p>7.17491</text:p>
          </table:table-cell>
          <table:table-cell table:formula="of:=(SUM([.D235:.D237])/10)" office:value-type="float" office:value="0.3132144" calcext:value-type="float">
            <text:p>0.3132144</text:p>
          </table:table-cell>
          <table:table-cell table:formula="of:=(SUM([.C235:.C237])/10)" office:value-type="float" office:value="555.105" calcext:value-type="float">
            <text:p>555.105</text:p>
          </table:table-cell>
          <table:table-cell table:formula="of:=(SUM([.F235:.F237])/10)" office:value-type="float" office:value="598.284" calcext:value-type="float">
            <text:p>598.284</text:p>
          </table:table-cell>
          <table:table-cell table:number-columns-repeated="3"/>
          <table:table-cell table:formula="of:=SQRT((SUM([.U240:.U249]))/10)" office:value-type="float" office:value="0.401058853223673" calcext:value-type="float">
            <text:p>0.401058853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1791" calcext:value-type="float">
            <text:p>1.11791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0.0800951" calcext:value-type="float">
            <text:p>0.0800951</text:p>
          </table:table-cell>
          <table:table-cell office:value-type="float" office:value="3482.79" calcext:value-type="float">
            <text:p>3482.79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238:.B240])/10)" office:value-type="float" office:value="10.7176" calcext:value-type="float">
            <text:p>10.7176</text:p>
          </table:table-cell>
          <table:table-cell table:formula="of:=(SUM([.D238:.D240])/10)" office:value-type="float" office:value="0.613843" calcext:value-type="float">
            <text:p>0.613843</text:p>
          </table:table-cell>
          <table:table-cell table:formula="of:=(SUM([.C238:.C240])/10)" office:value-type="float" office:value="560.983" calcext:value-type="float">
            <text:p>560.983</text:p>
          </table:table-cell>
          <table:table-cell table:formula="of:=(SUM([.F233:.F240])/10)" office:value-type="float" office:value="1620.892" calcext:value-type="float">
            <text:p>1620.892</text:p>
          </table:table-cell>
          <table:table-cell table:number-columns-repeated="3"/>
          <table:table-cell table:formula="of:=SQRT((SUM([.W240:.W249]))/10)" office:value-type="float" office:value="0.846667655214666" calcext:value-type="float">
            <text:p>0.846667655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784" calcext:value-type="float">
            <text:p>0.817784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0.0995638" calcext:value-type="float">
            <text:p>0.0995638</text:p>
          </table:table-cell>
          <table:table-cell office:value-type="float" office:value="4160.02" calcext:value-type="float">
            <text:p>4160.02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241:.B243])/10)" office:value-type="float" office:value="43.3763" calcext:value-type="float">
            <text:p>43.3763</text:p>
          </table:table-cell>
          <table:table-cell table:formula="of:=(SUM([.D241:.D243])/10)" office:value-type="float" office:value="0.830434" calcext:value-type="float">
            <text:p>0.830434</text:p>
          </table:table-cell>
          <table:table-cell table:formula="of:=(SUM([.C241:.C243])/10)" office:value-type="float" office:value="560.72" calcext:value-type="float">
            <text:p>560.72</text:p>
          </table:table-cell>
          <table:table-cell table:formula="of:=(SUM([.F241:.F243])/10)" office:value-type="float" office:value="682.754" calcext:value-type="float">
            <text:p>682.754</text:p>
          </table:table-cell>
          <table:table-cell table:number-columns-repeated="3"/>
          <table:table-cell table:formula="of:=SQRT((SUM([.Y240:.Y249]))/10)" office:value-type="float" office:value="1.09169294547267" calcext:value-type="float">
            <text:p>1.091692945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9143" calcext:value-type="float">
            <text:p>5.19143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0.343883" calcext:value-type="float">
            <text:p>0.343883</text:p>
          </table:table-cell>
          <table:table-cell office:value-type="float" office:value="5644.87" calcext:value-type="float">
            <text:p>5644.87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244:.B246])/10)" office:value-type="float" office:value="221.8873" calcext:value-type="float">
            <text:p>221.8873</text:p>
          </table:table-cell>
          <table:table-cell table:formula="of:=(SUM([.D244:.D246])/10)" office:value-type="float" office:value="1.292321" calcext:value-type="float">
            <text:p>1.292321</text:p>
          </table:table-cell>
          <table:table-cell table:formula="of:=(SUM([.C244:.C246])/10)" office:value-type="float" office:value="557.178" calcext:value-type="float">
            <text:p>557.178</text:p>
          </table:table-cell>
          <table:table-cell table:formula="of:=(SUM([.F244:.F246])/10)" office:value-type="float" office:value="716.593" calcext:value-type="float">
            <text:p>716.593</text:p>
          </table:table-cell>
          <table:table-cell table:number-columns-repeated="3"/>
          <table:table-cell table:formula="of:=SQRT((SUM([.AA240:.AA249]))/10)" office:value-type="float" office:value="1.78249532951991" calcext:value-type="float">
            <text:p>1.782495329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0624" calcext:value-type="float">
            <text:p>9.20624</text:p>
          </table:table-cell>
          <table:table-cell office:value-type="float" office:value="1722.92" calcext:value-type="float">
            <text:p>1722.92</text:p>
          </table:table-cell>
          <table:table-cell office:value-type="float" office:value="0.400978" calcext:value-type="float">
            <text:p>0.400978</text:p>
          </table:table-cell>
          <table:table-cell office:value-type="float" office:value="4656.01" calcext:value-type="float">
            <text:p>4656.01</text:p>
          </table:table-cell>
          <table:table-cell office:value-type="float" office:value="1818.01" calcext:value-type="float">
            <text:p>1818.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16383" calcext:value-type="float">
            <text:p>6.16383</text:p>
          </table:table-cell>
          <table:table-cell office:value-type="float" office:value="1754.21" calcext:value-type="float">
            <text:p>1754.21</text:p>
          </table:table-cell>
          <table:table-cell office:value-type="float" office:value="0.34393" calcext:value-type="float">
            <text:p>0.34393</text:p>
          </table:table-cell>
          <table:table-cell office:value-type="float" office:value="4762.81" calcext:value-type="float">
            <text:p>4762.81</text:p>
          </table:table-cell>
          <table:table-cell office:value-type="float" office:value="1868.98" calcext:value-type="float">
            <text:p>1868.9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8032" calcext:value-type="float">
            <text:p>20.8032</text:p>
          </table:table-cell>
          <table:table-cell office:value-type="float" office:value="1911.64" calcext:value-type="float">
            <text:p>1911.64</text:p>
          </table:table-cell>
          <table:table-cell office:value-type="float" office:value="1.06649" calcext:value-type="float">
            <text:p>1.06649</text:p>
          </table:table-cell>
          <table:table-cell office:value-type="float" office:value="7796.59" calcext:value-type="float">
            <text:p>7796.59</text:p>
          </table:table-cell>
          <table:table-cell office:value-type="float" office:value="1922.02" calcext:value-type="float">
            <text:p>1922.0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5433" calcext:value-type="float">
            <text:p>31.5433</text:p>
          </table:table-cell>
          <table:table-cell office:value-type="float" office:value="1852.32" calcext:value-type="float">
            <text:p>1852.32</text:p>
          </table:table-cell>
          <table:table-cell office:value-type="float" office:value="1.08466" calcext:value-type="float">
            <text:p>1.08466</text:p>
          </table:table-cell>
          <table:table-cell office:value-type="float" office:value="8985.66" calcext:value-type="float">
            <text:p>8985.66</text:p>
          </table:table-cell>
          <table:table-cell office:value-type="float" office:value="2102.74" calcext:value-type="float">
            <text:p>2102.7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4026" calcext:value-type="float">
            <text:p>19.4026</text:p>
          </table:table-cell>
          <table:table-cell office:value-type="float" office:value="1787.09" calcext:value-type="float">
            <text:p>1787.09</text:p>
          </table:table-cell>
          <table:table-cell office:value-type="float" office:value="0.980994" calcext:value-type="float">
            <text:p>0.980994</text:p>
          </table:table-cell>
          <table:table-cell office:value-type="float" office:value="8172.23" calcext:value-type="float">
            <text:p>8172.23</text:p>
          </table:table-cell>
          <table:table-cell office:value-type="float" office:value="1958.08" calcext:value-type="float">
            <text:p>1958.0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1342" calcext:value-type="float">
            <text:p>45.1342</text:p>
          </table:table-cell>
          <table:table-cell office:value-type="float" office:value="1781.88" calcext:value-type="float">
            <text:p>1781.88</text:p>
          </table:table-cell>
          <table:table-cell office:value-type="float" office:value="1.229" calcext:value-type="float">
            <text:p>1.229</text:p>
          </table:table-cell>
          <table:table-cell office:value-type="float" office:value="10023.4" calcext:value-type="float">
            <text:p>10023.4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3652" calcext:value-type="float">
            <text:p>32.3652</text:p>
          </table:table-cell>
          <table:table-cell office:value-type="float" office:value="1949.16" calcext:value-type="float">
            <text:p>1949.16</text:p>
          </table:table-cell>
          <table:table-cell office:value-type="float" office:value="2.3759" calcext:value-type="float">
            <text:p>2.3759</text:p>
          </table:table-cell>
          <table:table-cell office:value-type="float" office:value="10626.4" calcext:value-type="float">
            <text:p>10626.4</text:p>
          </table:table-cell>
          <table:table-cell office:value-type="float" office:value="2264.27" calcext:value-type="float">
            <text:p>2264.2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6766" calcext:value-type="float">
            <text:p>29.6766</text:p>
          </table:table-cell>
          <table:table-cell office:value-type="float" office:value="1878.79" calcext:value-type="float">
            <text:p>1878.79</text:p>
          </table:table-cell>
          <table:table-cell office:value-type="float" office:value="2.53353" calcext:value-type="float">
            <text:p>2.53353</text:p>
          </table:table-cell>
          <table:table-cell office:value-type="float" office:value="10109.8" calcext:value-type="float">
            <text:p>10109.8</text:p>
          </table:table-cell>
          <table:table-cell office:value-type="float" office:value="2186.21" calcext:value-type="float">
            <text:p>2186.2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229]-[.M227];2)" office:value-type="float" office:value="0.0048797503641441" calcext:value-type="float">
            <text:p>0.0048797504</text:p>
          </table:table-cell>
          <table:table-cell/>
          <table:table-cell table:formula="of:=POWER([.D232]-[.M228];2)" office:value-type="float" office:value="0.05522683301521" calcext:value-type="float">
            <text:p>0.055226833</text:p>
          </table:table-cell>
          <table:table-cell/>
          <table:table-cell table:formula="of:=POWER([.D235]-[.M229];2)" office:value-type="float" office:value="0.56742412955536" calcext:value-type="float">
            <text:p>0.5674241296</text:p>
          </table:table-cell>
          <table:table-cell/>
          <table:table-cell table:formula="of:=POWER([.D238]-[.M230];2)" office:value-type="float" office:value="0.378418134649" calcext:value-type="float">
            <text:p>0.3784181346</text:p>
          </table:table-cell>
          <table:table-cell/>
          <table:table-cell table:formula="of:=POWER([.D241]-[.M231];2)" office:value-type="float" office:value="6.433051031716" calcext:value-type="float">
            <text:p>6.4330510317</text:p>
          </table:table-cell>
          <table:table-cell/>
          <table:table-cell table:formula="of:=POWER([.D244]-[.M232];2)" office:value-type="float" office:value="22.307002934841" calcext:value-type="float">
            <text:p>22.3070029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1860.05" calcext:value-type="float">
            <text:p>1860.05</text:p>
          </table:table-cell>
          <table:table-cell office:value-type="float" office:value="3.36678" calcext:value-type="float">
            <text:p>3.36678</text:p>
          </table:table-cell>
          <table:table-cell office:value-type="float" office:value="13410.6" calcext:value-type="float">
            <text:p>13410.6</text:p>
          </table:table-cell>
          <table:table-cell office:value-type="float" office:value="2238.86" calcext:value-type="float">
            <text:p>2238.8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230]-[.M227];2)" office:value-type="float" office:value="0.0027427541111161" calcext:value-type="float">
            <text:p>0.0027427541</text:p>
          </table:table-cell>
          <table:table-cell/>
          <table:table-cell table:formula="of:=POWER([.D233]-[.M228];2)" office:value-type="float" office:value="0.08532176738121" calcext:value-type="float">
            <text:p>0.0853217674</text:p>
          </table:table-cell>
          <table:table-cell/>
          <table:table-cell table:formula="of:=POWER([.D236]-[.M229];2)" office:value-type="float" office:value="0.59512831375936" calcext:value-type="float">
            <text:p>0.5951283138</text:p>
          </table:table-cell>
          <table:table-cell/>
          <table:table-cell table:formula="of:=POWER([.D239]-[.M230];2)" office:value-type="float" office:value="3.104844871249" calcext:value-type="float">
            <text:p>3.1048448712</text:p>
          </table:table-cell>
          <table:table-cell/>
          <table:table-cell table:formula="of:=POWER([.D242]-[.M231];2)" office:value-type="float" office:value="3.533369835076" calcext:value-type="float">
            <text:p>3.5333698351</text:p>
          </table:table-cell>
          <table:table-cell/>
          <table:table-cell table:formula="of:=POWER([.D245]-[.M232];2)" office:value-type="float" office:value="3.670515707881" calcext:value-type="float">
            <text:p>3.67051570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.854" calcext:value-type="float">
            <text:p>124.854</text:p>
          </table:table-cell>
          <table:table-cell office:value-type="float" office:value="1771.68" calcext:value-type="float">
            <text:p>1771.68</text:p>
          </table:table-cell>
          <table:table-cell office:value-type="float" office:value="2.71016" calcext:value-type="float">
            <text:p>2.71016</text:p>
          </table:table-cell>
          <table:table-cell office:value-type="float" office:value="12678.8" calcext:value-type="float">
            <text:p>12678.8</text:p>
          </table:table-cell>
          <table:table-cell office:value-type="float" office:value="2113.89" calcext:value-type="float">
            <text:p>2113.8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231]-[.M227];2)" office:value-type="float" office:value="0.0051609870368001" calcext:value-type="float">
            <text:p>0.005160987</text:p>
          </table:table-cell>
          <table:table-cell/>
          <table:table-cell table:formula="of:=POWER([.D234]-[.M228];2)" office:value-type="float" office:value="0.05524892559081" calcext:value-type="float">
            <text:p>0.0552489256</text:p>
          </table:table-cell>
          <table:table-cell/>
          <table:table-cell table:formula="of:=POWER([.D237]-[.M229];2)" office:value-type="float" office:value="0.44592959417616" calcext:value-type="float">
            <text:p>0.4459295942</text:p>
          </table:table-cell>
          <table:table-cell/>
          <table:table-cell table:formula="of:=POWER([.D240]-[.M230];2)" office:value-type="float" office:value="3.685198177969" calcext:value-type="float">
            <text:p>3.685198178</text:p>
          </table:table-cell>
          <table:table-cell/>
          <table:table-cell table:formula="of:=POWER([.D243]-[.M231];2)" office:value-type="float" office:value="1.951514005156" calcext:value-type="float">
            <text:p>1.9515140052</text:p>
          </table:table-cell>
          <table:table-cell/>
          <table:table-cell table:formula="of:=POWER([.D246]-[.M232];2)" office:value-type="float" office:value="5.795377354881" calcext:value-type="float">
            <text:p>5.7953773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.013" calcext:value-type="float">
            <text:p>173.013</text:p>
          </table:table-cell>
          <table:table-cell office:value-type="float" office:value="1975.47" calcext:value-type="float">
            <text:p>1975.47</text:p>
          </table:table-cell>
          <table:table-cell office:value-type="float" office:value="2.2274" calcext:value-type="float">
            <text:p>2.2274</text:p>
          </table:table-cell>
          <table:table-cell office:value-type="float" office:value="15382.3" calcext:value-type="float">
            <text:p>15382.3</text:p>
          </table:table-cell>
          <table:table-cell office:value-type="float" office:value="2474.79" calcext:value-type="float">
            <text:p>2474.7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0.808" calcext:value-type="float">
            <text:p>340.808</text:p>
          </table:table-cell>
          <table:table-cell office:value-type="float" office:value="1877.72" calcext:value-type="float">
            <text:p>1877.72</text:p>
          </table:table-cell>
          <table:table-cell office:value-type="float" office:value="6.01535" calcext:value-type="float">
            <text:p>6.01535</text:p>
          </table:table-cell>
          <table:table-cell office:value-type="float" office:value="15967.3" calcext:value-type="float">
            <text:p>15967.3</text:p>
          </table:table-cell>
          <table:table-cell office:value-type="float" office:value="2390.85" calcext:value-type="float">
            <text:p>2390.8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.995" calcext:value-type="float">
            <text:p>191.995</text:p>
          </table:table-cell>
          <table:table-cell office:value-type="float" office:value="1809.97" calcext:value-type="float">
            <text:p>1809.97</text:p>
          </table:table-cell>
          <table:table-cell office:value-type="float" office:value="3.20818" calcext:value-type="float">
            <text:p>3.20818</text:p>
          </table:table-cell>
          <table:table-cell office:value-type="float" office:value="15380.1" calcext:value-type="float">
            <text:p>15380.1</text:p>
          </table:table-cell>
          <table:table-cell office:value-type="float" office:value="2334.58" calcext:value-type="float">
            <text:p>2334.5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6.07" calcext:value-type="float">
            <text:p>1686.07</text:p>
          </table:table-cell>
          <table:table-cell office:value-type="float" office:value="1884.09" calcext:value-type="float">
            <text:p>1884.09</text:p>
          </table:table-cell>
          <table:table-cell office:value-type="float" office:value="3.69968" calcext:value-type="float">
            <text:p>3.69968</text:p>
          </table:table-cell>
          <table:table-cell office:value-type="float" office:value="15894.2" calcext:value-type="float">
            <text:p>15894.2</text:p>
          </table:table-cell>
          <table:table-cell office:value-type="float" office:value="2440.5" calcext:value-type="float">
            <text:p>2440.5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</table:table>
      <table:table table:name="Sheet3" table:style-name="ta1">
        <table:table-column table:style-name="co8" table:number-columns-repeated="11" table:default-cell-style-name="Default"/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226:Sheet2.H2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1:27:20.598117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21:57:10.642522811</dc:date>
    <meta:generator>LibreOffice/4.2.4.2$Linux_X86_64 LibreOffice_project/420m0$Build-2</meta:generator>
    <meta:editing-duration>PT9M34S</meta:editing-duration>
    <meta:editing-cycles>3</meta:editing-cycles>
    <meta:document-statistic meta:table-count="3" meta:cell-count="28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43cm" svg:y="0.264cm" chart:style-name="ch2">
          <text:p>Media tempo ricerca soluzione esatta</text:p>
        </chart:title>
        <chart:legend chart:legend-position="end" svg:x="14.233cm" svg:y="3.454cm" style:legend-expansion="high" chart:style-name="ch3"/>
        <chart:plot-area chart:style-name="ch4" table:cell-range-address="Sheet2.K1:Sheet2.K9 Sheet2.L2:Sheet2.L8 Sheet2.K75:Sheet2.K75 Sheet2.L76:Sheet2.L82 Sheet2.K150:Sheet2.K150 Sheet2.L151:Sheet2.L157 Sheet2.K225:Sheet2.K225 Sheet2.L226:Sheet2.L232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9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L2:Sheet2.L8" chart:label-cell-address="Sheet2.K1:Sheet2.K1" chart:class="chart:line">
            <chart:data-point chart:repeated="7"/>
          </chart:series>
          <chart:series chart:style-name="ch10" chart:values-cell-range-address="Sheet2.L76:Sheet2.L82" chart:label-cell-address="Sheet2.K75:Sheet2.K75" chart:class="chart:line">
            <chart:data-point chart:repeated="7"/>
          </chart:series>
          <chart:series chart:style-name="ch11" chart:values-cell-range-address="Sheet2.L151:Sheet2.L157" chart:label-cell-address="Sheet2.K150:Sheet2.K150" chart:class="chart:line">
            <chart:data-point chart:repeated="7"/>
          </chart:series>
          <chart:series chart:style-name="ch12" chart:values-cell-range-address="Sheet2.L226:Sheet2.L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9</svg:desc>
                </draw:g>
              </table:table-cell>
              <table:table-cell office:value-type="float" office:value="0.07562916">
                <text:p>0.07562916</text:p>
                <draw:g>
                  <svg:desc>Sheet2.L2:Sheet2.L8</svg:desc>
                </draw:g>
              </table:table-cell>
              <table:table-cell office:value-type="float" office:value="0.07114491">
                <text:p>0.07114491</text:p>
                <draw:g>
                  <svg:desc>Sheet2.L76:Sheet2.L82</svg:desc>
                </draw:g>
              </table:table-cell>
              <table:table-cell office:value-type="float" office:value="0.06874169">
                <text:p>0.06874169</text:p>
                <draw:g>
                  <svg:desc>Sheet2.L151:Sheet2.L157</svg:desc>
                </draw:g>
              </table:table-cell>
              <table:table-cell office:value-type="float" office:value="0.0395119">
                <text:p>0.0395119</text:p>
                <draw:g>
                  <svg:desc>Sheet2.L226:Sheet2.L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16964">
                <text:p>0.5116964</text:p>
              </table:table-cell>
              <table:table-cell office:value-type="float" office:value="0.3698267">
                <text:p>0.3698267</text:p>
              </table:table-cell>
              <table:table-cell office:value-type="float" office:value="0.4776156">
                <text:p>0.4776156</text:p>
              </table:table-cell>
              <table:table-cell office:value-type="float" office:value="0.2564575">
                <text:p>0.25645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84178">
                <text:p>3.984178</text:p>
              </table:table-cell>
              <table:table-cell office:value-type="float" office:value="3.6502577">
                <text:p>3.6502577</text:p>
              </table:table-cell>
              <table:table-cell office:value-type="float" office:value="3.1744434">
                <text:p>3.1744434</text:p>
              </table:table-cell>
              <table:table-cell office:value-type="float" office:value="2.05615">
                <text:p>2.05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709709">
                <text:p>11.709709</text:p>
              </table:table-cell>
              <table:table-cell office:value-type="float" office:value="12.31947">
                <text:p>12.31947</text:p>
              </table:table-cell>
              <table:table-cell office:value-type="float" office:value="11.220887">
                <text:p>11.220887</text:p>
              </table:table-cell>
              <table:table-cell office:value-type="float" office:value="7.17491">
                <text:p>7.17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36351">
                <text:p>22.36351</text:p>
              </table:table-cell>
              <table:table-cell office:value-type="float" office:value="28.64761">
                <text:p>28.64761</text:p>
              </table:table-cell>
              <table:table-cell office:value-type="float" office:value="26.30028">
                <text:p>26.30028</text:p>
              </table:table-cell>
              <table:table-cell office:value-type="float" office:value="10.7176">
                <text:p>10.71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.75056">
                <text:p>53.75056</text:p>
              </table:table-cell>
              <table:table-cell office:value-type="float" office:value="53.99503">
                <text:p>53.99503</text:p>
              </table:table-cell>
              <table:table-cell office:value-type="float" office:value="45.71058">
                <text:p>45.71058</text:p>
              </table:table-cell>
              <table:table-cell office:value-type="float" office:value="43.3763">
                <text:p>43.37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.74852">
                <text:p>105.74852</text:p>
              </table:table-cell>
              <table:table-cell office:value-type="float" office:value="112.45743">
                <text:p>112.45743</text:p>
              </table:table-cell>
              <table:table-cell office:value-type="float" office:value="137.91201">
                <text:p>137.91201</text:p>
              </table:table-cell>
              <table:table-cell office:value-type="float" office:value="221.8873">
                <text:p>221.8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3cm" svg:y="0.317cm" chart:style-name="ch2">
          <text:p>Media tempo ricerca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M2:Sheet2.M8 Sheet2.K75:Sheet2.K75 Sheet2.M76:Sheet2.M82 Sheet2.K150:Sheet2.K150 Sheet2.M151:Sheet2.M157 Sheet2.K225:Sheet2.K225 Sheet2.M226:Sheet2.M232" chart:data-source-has-labels="both" svg:x="1.331cm" svg:y="1.661cm" svg:width="12.262cm" svg:height="6.178cm">
          <chartooo:coordinate-region svg:x="1.767cm" svg:y="1.86cm" svg:width="11.64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M2:Sheet2.M8" chart:label-cell-address="Sheet2.K1:Sheet2.K1" chart:class="chart:line">
            <chart:data-point chart:repeated="7"/>
          </chart:series>
          <chart:series chart:style-name="ch10" chart:values-cell-range-address="Sheet2.M76:Sheet2.M82" chart:label-cell-address="Sheet2.K75:Sheet2.K75" chart:class="chart:line">
            <chart:data-point chart:repeated="7"/>
          </chart:series>
          <chart:series chart:style-name="ch11" chart:values-cell-range-address="Sheet2.M151:Sheet2.M157" chart:label-cell-address="Sheet2.K150:Sheet2.K150" chart:class="chart:line">
            <chart:data-point chart:repeated="7"/>
          </chart:series>
          <chart:series chart:style-name="ch12" chart:values-cell-range-address="Sheet2.M226:Sheet2.M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1439807">
                <text:p>0.01439807</text:p>
                <draw:g>
                  <svg:desc>Sheet2.M2:Sheet2.M8</svg:desc>
                </draw:g>
              </table:table-cell>
              <table:table-cell office:value-type="float" office:value="0.01284882">
                <text:p>0.01284882</text:p>
                <draw:g>
                  <svg:desc>Sheet2.M76:Sheet2.M82</svg:desc>
                </draw:g>
              </table:table-cell>
              <table:table-cell office:value-type="float" office:value="0.01385608">
                <text:p>0.01385608</text:p>
                <draw:g>
                  <svg:desc>Sheet2.M151:Sheet2.M157</svg:desc>
                </draw:g>
              </table:table-cell>
              <table:table-cell office:value-type="float" office:value="0.004725">
                <text:p>0.004725</text:p>
                <draw:g>
                  <svg:desc>Sheet2.M226:Sheet2.M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662541">
                <text:p>0.11662541</text:p>
              </table:table-cell>
              <table:table-cell office:value-type="float" office:value="0.11259925">
                <text:p>0.11259925</text:p>
              </table:table-cell>
              <table:table-cell office:value-type="float" office:value="0.12082512">
                <text:p>0.12082512</text:p>
              </table:table-cell>
              <table:table-cell office:value-type="float" office:value="0.02772379">
                <text:p>0.02772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75944">
                <text:p>0.5375944</text:p>
              </table:table-cell>
              <table:table-cell office:value-type="float" office:value="0.5033689">
                <text:p>0.5033689</text:p>
              </table:table-cell>
              <table:table-cell office:value-type="float" office:value="0.4507766">
                <text:p>0.4507766</text:p>
              </table:table-cell>
              <table:table-cell office:value-type="float" office:value="0.1088791">
                <text:p>0.10887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7409">
                <text:p>1.4167409</text:p>
              </table:table-cell>
              <table:table-cell office:value-type="float" office:value="1.2975769">
                <text:p>1.2975769</text:p>
              </table:table-cell>
              <table:table-cell office:value-type="float" office:value="1.4146811">
                <text:p>1.4146811</text:p>
              </table:table-cell>
              <table:table-cell office:value-type="float" office:value="0.3132144">
                <text:p>0.31321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0777">
                <text:p>2.20777</text:p>
              </table:table-cell>
              <table:table-cell office:value-type="float" office:value="2.219958">
                <text:p>2.219958</text:p>
              </table:table-cell>
              <table:table-cell office:value-type="float" office:value="2.275578">
                <text:p>2.275578</text:p>
              </table:table-cell>
              <table:table-cell office:value-type="float" office:value="0.613843">
                <text:p>0.6138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467351">
                <text:p>3.467351</text:p>
              </table:table-cell>
              <table:table-cell office:value-type="float" office:value="3.061681">
                <text:p>3.061681</text:p>
              </table:table-cell>
              <table:table-cell office:value-type="float" office:value="2.853317">
                <text:p>2.853317</text:p>
              </table:table-cell>
              <table:table-cell office:value-type="float" office:value="0.830434">
                <text:p>0.8304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399347">
                <text:p>5.399347</text:p>
              </table:table-cell>
              <table:table-cell office:value-type="float" office:value="4.816489">
                <text:p>4.816489</text:p>
              </table:table-cell>
              <table:table-cell office:value-type="float" office:value="4.593297">
                <text:p>4.593297</text:p>
              </table:table-cell>
              <table:table-cell office:value-type="float" office:value="1.292321">
                <text:p>1.292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Media funzione obiettivo sol. esatta</text:p>
        </chart:title>
        <chart:legend chart:legend-position="end" svg:x="14.233cm" svg:y="3.454cm" style:legend-expansion="high" chart:style-name="ch3"/>
        <chart:plot-area chart:style-name="ch4" table:cell-range-address="Sheet2.K1:Sheet2.K8 Sheet2.N2:Sheet2.N8 Sheet2.K75:Sheet2.K75 Sheet2.N76:Sheet2.N82 Sheet2.K150:Sheet2.K150 Sheet2.N151:Sheet2.N157 Sheet2.K225:Sheet2.K225 Sheet2.N226:Sheet2.N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N2:Sheet2.N8" chart:label-cell-address="Sheet2.K1:Sheet2.K1" chart:class="chart:line">
            <chart:data-point chart:repeated="7"/>
          </chart:series>
          <chart:series chart:style-name="ch10" chart:values-cell-range-address="Sheet2.N76:Sheet2.N82" chart:label-cell-address="Sheet2.K75:Sheet2.K75" chart:class="chart:line">
            <chart:data-point chart:repeated="7"/>
          </chart:series>
          <chart:series chart:style-name="ch11" chart:values-cell-range-address="Sheet2.N151:Sheet2.N157" chart:label-cell-address="Sheet2.K150:Sheet2.K150" chart:class="chart:line">
            <chart:data-point chart:repeated="7"/>
          </chart:series>
          <chart:series chart:style-name="ch12" chart:values-cell-range-address="Sheet2.N226:Sheet2.N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N2:Sheet2.N8</svg:desc>
                </draw:g>
              </table:table-cell>
              <table:table-cell office:value-type="float" office:value="283.4159">
                <text:p>283.4159</text:p>
                <draw:g>
                  <svg:desc>Sheet2.N76:Sheet2.N82</svg:desc>
                </draw:g>
              </table:table-cell>
              <table:table-cell office:value-type="float" office:value="1464.527">
                <text:p>1464.527</text:p>
                <draw:g>
                  <svg:desc>Sheet2.N151:Sheet2.N157</svg:desc>
                </draw:g>
              </table:table-cell>
              <table:table-cell office:value-type="float" office:value="442.969">
                <text:p>442.969</text:p>
                <draw:g>
                  <svg:desc>Sheet2.N226:Sheet2.N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93.184">
                <text:p>1893.184</text:p>
              </table:table-cell>
              <table:table-cell office:value-type="float" office:value="754.4283">
                <text:p>754.4283</text:p>
              </table:table-cell>
              <table:table-cell office:value-type="float" office:value="1922.696">
                <text:p>1922.696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90.411">
                <text:p>2190.411</text:p>
              </table:table-cell>
              <table:table-cell office:value-type="float" office:value="1362.745">
                <text:p>1362.745</text:p>
              </table:table-cell>
              <table:table-cell office:value-type="float" office:value="2281.542">
                <text:p>2281.542</text:p>
              </table:table-cell>
              <table:table-cell office:value-type="float" office:value="537.094">
                <text:p>537.0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52.57">
                <text:p>2552.57</text:p>
              </table:table-cell>
              <table:table-cell office:value-type="float" office:value="2081.927">
                <text:p>2081.927</text:p>
              </table:table-cell>
              <table:table-cell office:value-type="float" office:value="2610.768">
                <text:p>2610.768</text:p>
              </table:table-cell>
              <table:table-cell office:value-type="float" office:value="555.105">
                <text:p>555.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3.154">
                <text:p>2853.154</text:p>
              </table:table-cell>
              <table:table-cell office:value-type="float" office:value="2810.962">
                <text:p>2810.962</text:p>
              </table:table-cell>
              <table:table-cell office:value-type="float" office:value="2871.532">
                <text:p>2871.532</text:p>
              </table:table-cell>
              <table:table-cell office:value-type="float" office:value="560.983">
                <text:p>560.9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13.315">
                <text:p>3113.315</text:p>
              </table:table-cell>
              <table:table-cell office:value-type="float" office:value="3742.229">
                <text:p>3742.229</text:p>
              </table:table-cell>
              <table:table-cell office:value-type="float" office:value="3097.348">
                <text:p>3097.348</text:p>
              </table:table-cell>
              <table:table-cell office:value-type="float" office:value="560.72">
                <text:p>560.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10.896">
                <text:p>3310.896</text:p>
              </table:table-cell>
              <table:table-cell office:value-type="float" office:value="4674.278">
                <text:p>4674.278</text:p>
              </table:table-cell>
              <table:table-cell office:value-type="float" office:value="3280.665">
                <text:p>3280.665</text:p>
              </table:table-cell>
              <table:table-cell office:value-type="float" office:value="557.178">
                <text:p>557.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Media funzione obiettivo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O2:Sheet2.O8 Sheet2.K75:Sheet2.K75 Sheet2.O76:Sheet2.O82 Sheet2.K150:Sheet2.K150 Sheet2.O151:Sheet2.O157 Sheet2.K225:Sheet2.K225 Sheet2.O226:Sheet2.O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O2:Sheet2.O8" chart:label-cell-address="Sheet2.K1:Sheet2.K1" chart:class="chart:line">
            <chart:data-point chart:repeated="7"/>
          </chart:series>
          <chart:series chart:style-name="ch10" chart:values-cell-range-address="Sheet2.O76:Sheet2.O82" chart:label-cell-address="Sheet2.K75:Sheet2.K75" chart:class="chart:line">
            <chart:data-point chart:repeated="7"/>
          </chart:series>
          <chart:series chart:style-name="ch11" chart:values-cell-range-address="Sheet2.O151:Sheet2.O157" chart:label-cell-address="Sheet2.K150:Sheet2.K150" chart:class="chart:line">
            <chart:data-point chart:repeated="7"/>
          </chart:series>
          <chart:series chart:style-name="ch12" chart:values-cell-range-address="Sheet2.O226:Sheet2.O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O2:Sheet2.O8</svg:desc>
                </draw:g>
              </table:table-cell>
              <table:table-cell office:value-type="float" office:value="283.4159">
                <text:p>283.4159</text:p>
                <draw:g>
                  <svg:desc>Sheet2.O76:Sheet2.O82</svg:desc>
                </draw:g>
              </table:table-cell>
              <table:table-cell office:value-type="float" office:value="1464.527">
                <text:p>1464.527</text:p>
                <draw:g>
                  <svg:desc>Sheet2.O151:Sheet2.O157</svg:desc>
                </draw:g>
              </table:table-cell>
              <table:table-cell office:value-type="float" office:value="442.969">
                <text:p>442.969</text:p>
                <draw:g>
                  <svg:desc>Sheet2.O226:Sheet2.O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.03">
                <text:p>1904.03</text:p>
              </table:table-cell>
              <table:table-cell office:value-type="float" office:value="754.8502">
                <text:p>754.8502</text:p>
              </table:table-cell>
              <table:table-cell office:value-type="float" office:value="1924.274">
                <text:p>1924.274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8.476">
                <text:p>2298.476</text:p>
              </table:table-cell>
              <table:table-cell office:value-type="float" office:value="1406.467">
                <text:p>1406.467</text:p>
              </table:table-cell>
              <table:table-cell office:value-type="float" office:value="2386.97">
                <text:p>2386.97</text:p>
              </table:table-cell>
              <table:table-cell office:value-type="float" office:value="558.08">
                <text:p>558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12.109">
                <text:p>2812.109</text:p>
              </table:table-cell>
              <table:table-cell office:value-type="float" office:value="2289.943">
                <text:p>2289.943</text:p>
              </table:table-cell>
              <table:table-cell office:value-type="float" office:value="2843.747">
                <text:p>2843.747</text:p>
              </table:table-cell>
              <table:table-cell office:value-type="float" office:value="598.284">
                <text:p>598.2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94.01">
                <text:p>3294.01</text:p>
              </table:table-cell>
              <table:table-cell office:value-type="float" office:value="3303.68">
                <text:p>3303.68</text:p>
              </table:table-cell>
              <table:table-cell office:value-type="float" office:value="3360.069">
                <text:p>3360.069</text:p>
              </table:table-cell>
              <table:table-cell office:value-type="float" office:value="1620.892">
                <text:p>1620.8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28.101">
                <text:p>3828.101</text:p>
              </table:table-cell>
              <table:table-cell office:value-type="float" office:value="4568.25">
                <text:p>4568.25</text:p>
              </table:table-cell>
              <table:table-cell office:value-type="float" office:value="3801.827">
                <text:p>3801.827</text:p>
              </table:table-cell>
              <table:table-cell office:value-type="float" office:value="682.754">
                <text:p>682.7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65.387">
                <text:p>4165.387</text:p>
              </table:table-cell>
              <table:table-cell office:value-type="float" office:value="5934.965">
                <text:p>5934.965</text:p>
              </table:table-cell>
              <table:table-cell office:value-type="float" office:value="4176.606">
                <text:p>4176.606</text:p>
              </table:table-cell>
              <table:table-cell office:value-type="float" office:value="716.593">
                <text:p>716.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Deviazione std obj val metaeuristica</text:p>
        </chart:title>
        <chart:legend chart:legend-position="end" svg:x="14.233cm" svg:y="3.454cm" style:legend-expansion="high" chart:style-name="ch3"/>
        <chart:plot-area chart:style-name="ch4" table:cell-range-address="Sheet2.S219:Sheet2.S219 Sheet2.K1:Sheet2.K8 Sheet2.S2:Sheet2.S8 Sheet2.K75:Sheet2.K75 Sheet2.S76:Sheet2.S82 Sheet2.K150:Sheet2.K150 Sheet2.S151:Sheet2.S157 Sheet2.K225:Sheet2.K225 Sheet2.S226:Sheet2.S232" chart:data-source-has-labels="both" svg:x="1.331cm" svg:y="1.661cm" svg:width="12.262cm" svg:height="6.178cm">
          <chartooo:coordinate-region svg:x="2.058cm" svg:y="1.86cm" svg:width="11.34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89cm" chart:style-name="ch7">
              <text:p>dev. std.</text:p>
            </chart:title>
            <chart:grid chart:style-name="ch8" chart:class="major"/>
          </chart:axis>
          <chart:series chart:style-name="ch9" chart:values-cell-range-address="Sheet2.S2:Sheet2.S8" chart:label-cell-address="Sheet2.K1:Sheet2.K1" chart:class="chart:line">
            <chart:data-point chart:repeated="7"/>
          </chart:series>
          <chart:series chart:style-name="ch10" chart:values-cell-range-address="Sheet2.S76:Sheet2.S82" chart:label-cell-address="Sheet2.K75:Sheet2.K75" chart:class="chart:line">
            <chart:data-point chart:repeated="7"/>
          </chart:series>
          <chart:series chart:style-name="ch11" chart:values-cell-range-address="Sheet2.S151:Sheet2.S157" chart:label-cell-address="Sheet2.K150:Sheet2.K150" chart:class="chart:line">
            <chart:data-point chart:repeated="7"/>
          </chart:series>
          <chart:series chart:style-name="ch12" chart:values-cell-range-address="Sheet2.S226:Sheet2.S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0300317596622309">
                <text:p>0.00300317596622309</text:p>
                <draw:g>
                  <svg:desc>Sheet2.S2:Sheet2.S8</svg:desc>
                </draw:g>
              </table:table-cell>
              <table:table-cell office:value-type="float" office:value="0.00092770995445775">
                <text:p>0.00092770995445775</text:p>
                <draw:g>
                  <svg:desc>Sheet2.S76:Sheet2.S82</svg:desc>
                </draw:g>
              </table:table-cell>
              <table:table-cell office:value-type="float" office:value="0.0015598441728583">
                <text:p>0.0015598441728583</text:p>
                <draw:g>
                  <svg:desc>Sheet2.S151:Sheet2.S157</svg:desc>
                </draw:g>
              </table:table-cell>
              <table:table-cell office:value-type="float" office:value="0.00641434899440309">
                <text:p>0.00641434899440309</text:p>
                <draw:g>
                  <svg:desc>Sheet2.S226:Sheet2.S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179370921239">
                <text:p>0.045179370921239</text:p>
              </table:table-cell>
              <table:table-cell office:value-type="float" office:value="0.024189314725401">
                <text:p>0.024189314725401</text:p>
              </table:table-cell>
              <table:table-cell office:value-type="float" office:value="0.0297766263362658">
                <text:p>0.0297766263362658</text:p>
              </table:table-cell>
              <table:table-cell office:value-type="float" office:value="0.0357540088830054">
                <text:p>0.0357540088830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073080561542">
                <text:p>0.11073080561542</text:p>
              </table:table-cell>
              <table:table-cell office:value-type="float" office:value="0.135507927307925">
                <text:p>0.135507927307925</text:p>
              </table:table-cell>
              <table:table-cell office:value-type="float" office:value="0.149853569115453">
                <text:p>0.149853569115453</text:p>
              </table:table-cell>
              <table:table-cell office:value-type="float" office:value="0.139927669167763">
                <text:p>0.1399276691677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050764247282">
                <text:p>0.25050764247282</text:p>
              </table:table-cell>
              <table:table-cell office:value-type="float" office:value="0.315154875883731">
                <text:p>0.315154875883731</text:p>
              </table:table-cell>
              <table:table-cell office:value-type="float" office:value="0.240860067003416">
                <text:p>0.240860067003416</text:p>
              </table:table-cell>
              <table:table-cell office:value-type="float" office:value="0.401058853223673">
                <text:p>0.4010588532236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4700865293741">
                <text:p>0.524700865293741</text:p>
              </table:table-cell>
              <table:table-cell office:value-type="float" office:value="0.400749057735636">
                <text:p>0.400749057735636</text:p>
              </table:table-cell>
              <table:table-cell office:value-type="float" office:value="0.284907567179252">
                <text:p>0.284907567179252</text:p>
              </table:table-cell>
              <table:table-cell office:value-type="float" office:value="0.846667655214666">
                <text:p>0.8466676552146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48427302516635">
                <text:p>0.648427302516635</text:p>
              </table:table-cell>
              <table:table-cell office:value-type="float" office:value="0.662683349458095">
                <text:p>0.662683349458095</text:p>
              </table:table-cell>
              <table:table-cell office:value-type="float" office:value="0.667196412281271">
                <text:p>0.667196412281271</text:p>
              </table:table-cell>
              <table:table-cell office:value-type="float" office:value="1.09169294547267">
                <text:p>1.091692945472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630781952713">
                <text:p>0.982630781952713</text:p>
              </table:table-cell>
              <table:table-cell office:value-type="float" office:value="1.09057068052878">
                <text:p>1.09057068052878</text:p>
              </table:table-cell>
              <table:table-cell office:value-type="float" office:value="1.24991074843006">
                <text:p>1.24991074843006</text:p>
              </table:table-cell>
              <table:table-cell office:value-type="float" office:value="1.78249532951991">
                <text:p>1.782495329519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